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">
      <style:table-cell-properties fo:border="thin solid #000000"/>
    </style:style>
    <style:style style:name="ce4" style:family="table-cell" style:parent-style-name="Default" style:data-style-name="N14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66347222222222cm"/>
    </style:style>
    <style:style style:name="co2" style:family="table-column">
      <style:table-column-properties fo:break-before="auto" style:column-width="2.61055555555556cm"/>
    </style:style>
    <style:style style:name="co3" style:family="table-column">
      <style:table-column-properties fo:break-before="auto" style:column-width="1.92263888888889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71097222222222cm" style:use-optimal-column-width="true"/>
    </style:style>
    <style:style style:name="co7" style:family="table-column">
      <style:table-column-properties fo:break-before="auto" style:column-width="2.59291666666667cm" style:use-optimal-column-width="true"/>
    </style:style>
    <style:style style:name="co8" style:family="table-column">
      <style:table-column-properties fo:break-before="auto" style:column-width="2.82222222222222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6368" table:default-cell-style-name="ce1"/>
        <table:table-row table:style-name="ro1">
          <table:table-cell office:value-type="string" table:number-columns-spanned="5" table:number-rows-spanned="1" table:style-name="ce8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number-columns-spanned="2" table:number-rows-spanned="1" table:style-name="ce8">
            <text:p>Demand</text:p>
          </table:table-cell>
          <table:covered-table-cell/>
          <table:table-cell office:value-type="string" table:style-name="ce2">
            <text:p>Occupancy</text:p>
          </table:table-cell>
          <table:table-cell office:value-type="string" table:number-columns-spanned="2" table:number-rows-spanned="1" table:style-name="ce8">
            <text:p>ADR</text:p>
          </table:table-cell>
          <table:covered-table-cell/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5">
            <text:p>圓山大飯店</text:p>
          </table:table-cell>
          <table:table-cell office:value-type="string" table:style-name="ce5">
            <text:p>Taipei</text:p>
          </table:table-cell>
          <table:table-cell office:value-type="float" office:value="470" table:style-name="ce3">
            <text:p>470</text:p>
          </table:table-cell>
          <table:table-cell office:value-type="float" office:value="10070" table:number-columns-spanned="2" table:number-rows-spanned="1" table:style-name="ce7">
            <text:p>10,070</text:p>
          </table:table-cell>
          <table:covered-table-cell/>
          <table:table-cell office:value-type="percentage" office:value="0.69114619080301987" table:style-name="ce4">
            <text:p>69.11%</text:p>
          </table:table-cell>
          <table:table-cell office:value-type="float" office:value="2743.091459781529" table:number-columns-spanned="2" table:number-rows-spanned="1" table:style-name="ce7">
            <text:p>2,743</text:p>
          </table:table-cell>
          <table:covered-table-cell/>
          <table:table-cell office:value-type="float" office:value="27622931" table:style-name="ce3">
            <text:p>27,622,931</text:p>
          </table:table-cell>
          <table:table-cell office:value-type="float" office:value="54559512" table:style-name="ce3">
            <text:p>54,559,512</text:p>
          </table:table-cell>
          <table:table-cell office:value-type="float" office:value="94289139" table:style-name="ce3">
            <text:p>94,289,1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5">
            <text:p>國賓大飯店</text:p>
          </table:table-cell>
          <table:table-cell office:value-type="string" table:style-name="ce5">
            <text:p>Taipei</text:p>
          </table:table-cell>
          <table:table-cell office:value-type="float" office:value="422" table:style-name="ce3">
            <text:p>422</text:p>
          </table:table-cell>
          <table:table-cell office:value-type="float" office:value="2348" table:number-columns-spanned="2" table:number-rows-spanned="1" table:style-name="ce7">
            <text:p>2,348</text:p>
          </table:table-cell>
          <table:covered-table-cell/>
          <table:table-cell office:value-type="percentage" office:value="0.17948325944045249" table:style-name="ce4">
            <text:p>17.95%</text:p>
          </table:table-cell>
          <table:table-cell office:value-type="float" office:value="2417.900766609881" table:number-columns-spanned="2" table:number-rows-spanned="1" table:style-name="ce7">
            <text:p>2,418</text:p>
          </table:table-cell>
          <table:covered-table-cell/>
          <table:table-cell office:value-type="float" office:value="5677231" table:style-name="ce3">
            <text:p>5,677,231</text:p>
          </table:table-cell>
          <table:table-cell office:value-type="float" office:value="69797060" table:style-name="ce3">
            <text:p>69,797,060</text:p>
          </table:table-cell>
          <table:table-cell office:value-type="float" office:value="81506007" table:style-name="ce3">
            <text:p>81,506,0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5">
            <text:p>台北華國大飯店</text:p>
          </table:table-cell>
          <table:table-cell office:value-type="string" table:style-name="ce5">
            <text:p>Taipei</text:p>
          </table:table-cell>
          <table:table-cell office:value-type="float" office:value="326" table:style-name="ce3">
            <text:p>326</text:p>
          </table:table-cell>
          <table:table-cell office:value-type="float" office:value="5353" table:number-columns-spanned="2" table:number-rows-spanned="1" table:style-name="ce7">
            <text:p>5,353</text:p>
          </table:table-cell>
          <table:covered-table-cell/>
          <table:table-cell office:value-type="percentage" office:value="0.52968533544429053" table:style-name="ce4">
            <text:p>52.97%</text:p>
          </table:table-cell>
          <table:table-cell office:value-type="float" office:value="3144.3988417709702" table:number-columns-spanned="2" table:number-rows-spanned="1" table:style-name="ce7">
            <text:p>3,144</text:p>
          </table:table-cell>
          <table:covered-table-cell/>
          <table:table-cell office:value-type="float" office:value="16831967" table:style-name="ce3">
            <text:p>16,831,967</text:p>
          </table:table-cell>
          <table:table-cell office:value-type="float" office:value="6192877" table:style-name="ce3">
            <text:p>6,192,877</text:p>
          </table:table-cell>
          <table:table-cell office:value-type="float" office:value="23668471" table:style-name="ce3">
            <text:p>23,668,4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5">
            <text:p>華泰王子大飯店</text:p>
          </table:table-cell>
          <table:table-cell office:value-type="string" table:style-name="ce5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1540" table:number-columns-spanned="2" table:number-rows-spanned="1" table:style-name="ce7">
            <text:p>1,540</text:p>
          </table:table-cell>
          <table:covered-table-cell/>
          <table:table-cell office:value-type="percentage" office:value="0.24471635150166851" table:style-name="ce4">
            <text:p>24.47%</text:p>
          </table:table-cell>
          <table:table-cell office:value-type="float" office:value="1574.1116883116881" table:number-columns-spanned="2" table:number-rows-spanned="1" table:style-name="ce7">
            <text:p>1,574</text:p>
          </table:table-cell>
          <table:covered-table-cell/>
          <table:table-cell office:value-type="float" office:value="2424132" table:style-name="ce3">
            <text:p>2,424,132</text:p>
          </table:table-cell>
          <table:table-cell office:value-type="float" office:value="9573957" table:style-name="ce3">
            <text:p>9,573,957</text:p>
          </table:table-cell>
          <table:table-cell office:value-type="float" office:value="14335727" table:style-name="ce3">
            <text:p>14,335,7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5">
            <text:p>豪景大酒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371" table:number-columns-spanned="2" table:number-rows-spanned="1" table:style-name="ce7">
            <text:p>371</text:p>
          </table:table-cell>
          <table:covered-table-cell/>
          <table:table-cell office:value-type="percentage" office:value="5.7261923136286461E-2" table:style-name="ce4">
            <text:p>5.73%</text:p>
          </table:table-cell>
          <table:table-cell office:value-type="float" office:value="1893.8409703504039" table:number-columns-spanned="2" table:number-rows-spanned="1" table:style-name="ce7">
            <text:p>1,894</text:p>
          </table:table-cell>
          <table:covered-table-cell/>
          <table:table-cell office:value-type="float" office:value="702615" table:style-name="ce3">
            <text:p>702,615</text:p>
          </table:table-cell>
          <table:table-cell office:value-type="float" office:value="123975" table:style-name="ce3">
            <text:p>123,975</text:p>
          </table:table-cell>
          <table:table-cell office:value-type="float" office:value="1113679" table:style-name="ce3">
            <text:p>1,113,6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5">
            <text:p>國王大飯店</text:p>
          </table:table-cell>
          <table:table-cell office:value-type="string" table:style-name="ce5">
            <text:p>Taipei</text:p>
          </table:table-cell>
          <table:table-cell office:value-type="float" office:value="97" table:style-name="ce3">
            <text:p>97</text:p>
          </table:table-cell>
          <table:table-cell office:value-type="float" office:value="89" table:number-columns-spanned="2" table:number-rows-spanned="1" table:style-name="ce7">
            <text:p>89</text:p>
          </table:table-cell>
          <table:covered-table-cell/>
          <table:table-cell office:value-type="percentage" office:value="2.9597605586963751E-2" table:style-name="ce4">
            <text:p>2.96%</text:p>
          </table:table-cell>
          <table:table-cell office:value-type="float" office:value="1274.719101123595" table:number-columns-spanned="2" table:number-rows-spanned="1" table:style-name="ce7">
            <text:p>1,275</text:p>
          </table:table-cell>
          <table:covered-table-cell/>
          <table:table-cell office:value-type="float" office:value="113450" table:style-name="ce3">
            <text:p>113,450</text:p>
          </table:table-cell>
          <table:table-cell office:value-type="float" office:value="146277" table:style-name="ce3">
            <text:p>146,277</text:p>
          </table:table-cell>
          <table:table-cell office:value-type="float" office:value="302781" table:style-name="ce3">
            <text:p>302,7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5">
            <text:p>台北凱撒大飯店</text:p>
          </table:table-cell>
          <table:table-cell office:value-type="string" table:style-name="ce5">
            <text:p>Taipei</text:p>
          </table:table-cell>
          <table:table-cell office:value-type="float" office:value="478" table:style-name="ce3">
            <text:p>478</text:p>
          </table:table-cell>
          <table:table-cell office:value-type="float" office:value="7343" table:number-columns-spanned="2" table:number-rows-spanned="1" table:style-name="ce7">
            <text:p>7,343</text:p>
          </table:table-cell>
          <table:covered-table-cell/>
          <table:table-cell office:value-type="percentage" office:value="0.49554595761911191" table:style-name="ce4">
            <text:p>49.55%</text:p>
          </table:table-cell>
          <table:table-cell office:value-type="float" office:value="2096.8278632711431" table:number-columns-spanned="2" table:number-rows-spanned="1" table:style-name="ce7">
            <text:p>2,097</text:p>
          </table:table-cell>
          <table:covered-table-cell/>
          <table:table-cell office:value-type="float" office:value="15397007" table:style-name="ce3">
            <text:p>15,397,007</text:p>
          </table:table-cell>
          <table:table-cell office:value-type="float" office:value="18277527" table:style-name="ce3">
            <text:p>18,277,527</text:p>
          </table:table-cell>
          <table:table-cell office:value-type="float" office:value="37740660" table:style-name="ce3">
            <text:p>37,740,6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5">
            <text:p>康華大飯店</text:p>
          </table:table-cell>
          <table:table-cell office:value-type="string" table:style-name="ce5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907" table:number-columns-spanned="2" table:number-rows-spanned="1" table:style-name="ce7">
            <text:p>907</text:p>
          </table:table-cell>
          <table:covered-table-cell/>
          <table:table-cell office:value-type="percentage" office:value="0.1360840210052513" table:style-name="ce4">
            <text:p>13.61%</text:p>
          </table:table-cell>
          <table:table-cell office:value-type="float" office:value="1710.957001102536" table:number-columns-spanned="2" table:number-rows-spanned="1" table:style-name="ce7">
            <text:p>1,711</text:p>
          </table:table-cell>
          <table:covered-table-cell/>
          <table:table-cell office:value-type="float" office:value="1551838" table:style-name="ce3">
            <text:p>1,551,838</text:p>
          </table:table-cell>
          <table:table-cell office:value-type="float" office:value="7510970" table:style-name="ce3">
            <text:p>7,510,970</text:p>
          </table:table-cell>
          <table:table-cell office:value-type="float" office:value="9765989" table:style-name="ce3">
            <text:p>9,765,9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5">
            <text:p>兄弟大飯店</text:p>
          </table:table-cell>
          <table:table-cell office:value-type="string" table:style-name="ce5">
            <text:p>Taipei</text:p>
          </table:table-cell>
          <table:table-cell office:value-type="float" office:value="250" table:style-name="ce3">
            <text:p>250</text:p>
          </table:table-cell>
          <table:table-cell office:value-type="float" office:value="1499" table:number-columns-spanned="2" table:number-rows-spanned="1" table:style-name="ce7">
            <text:p>1,499</text:p>
          </table:table-cell>
          <table:covered-table-cell/>
          <table:table-cell office:value-type="percentage" office:value="0.1934193548387097" table:style-name="ce4">
            <text:p>19.34%</text:p>
          </table:table-cell>
          <table:table-cell office:value-type="float" office:value="2422.3042028018681" table:number-columns-spanned="2" table:number-rows-spanned="1" table:style-name="ce7">
            <text:p>2,422</text:p>
          </table:table-cell>
          <table:covered-table-cell/>
          <table:table-cell office:value-type="float" office:value="3631034" table:style-name="ce3">
            <text:p>3,631,034</text:p>
          </table:table-cell>
          <table:table-cell office:value-type="float" office:value="36197200" table:style-name="ce3">
            <text:p>36,197,200</text:p>
          </table:table-cell>
          <table:table-cell office:value-type="float" office:value="44190199" table:style-name="ce3">
            <text:p>44,190,1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5">
            <text:p>三德大飯店</text:p>
          </table:table-cell>
          <table:table-cell office:value-type="string" table:style-name="ce5">
            <text:p>Taipei</text:p>
          </table:table-cell>
          <table:table-cell office:value-type="float" office:value="287" table:style-name="ce3">
            <text:p>287</text:p>
          </table:table-cell>
          <table:table-cell office:value-type="float" office:value="2019" table:number-columns-spanned="2" table:number-rows-spanned="1" table:style-name="ce7">
            <text:p>2,019</text:p>
          </table:table-cell>
          <table:covered-table-cell/>
          <table:table-cell office:value-type="percentage" office:value="0.22693042598628749" table:style-name="ce4">
            <text:p>22.69%</text:p>
          </table:table-cell>
          <table:table-cell office:value-type="float" office:value="2993.7166914314021" table:number-columns-spanned="2" table:number-rows-spanned="1" table:style-name="ce7">
            <text:p>2,994</text:p>
          </table:table-cell>
          <table:covered-table-cell/>
          <table:table-cell office:value-type="float" office:value="6044314" table:style-name="ce3">
            <text:p>6,044,314</text:p>
          </table:table-cell>
          <table:table-cell office:value-type="float" office:value="1211695" table:style-name="ce3">
            <text:p>1,211,695</text:p>
          </table:table-cell>
          <table:table-cell office:value-type="float" office:value="9120070" table:style-name="ce3">
            <text:p>9,120,0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5">
            <text:p>亞都麗緻大飯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1676" table:number-columns-spanned="2" table:number-rows-spanned="1" table:style-name="ce7">
            <text:p>1,676</text:p>
          </table:table-cell>
          <table:covered-table-cell/>
          <table:table-cell office:value-type="percentage" office:value="0.25868189535422131" table:style-name="ce4">
            <text:p>25.87%</text:p>
          </table:table-cell>
          <table:table-cell office:value-type="float" office:value="2847.0352028639618" table:number-columns-spanned="2" table:number-rows-spanned="1" table:style-name="ce7">
            <text:p>2,847</text:p>
          </table:table-cell>
          <table:covered-table-cell/>
          <table:table-cell office:value-type="float" office:value="4771631" table:style-name="ce3">
            <text:p>4,771,631</text:p>
          </table:table-cell>
          <table:table-cell office:value-type="float" office:value="13267090" table:style-name="ce3">
            <text:p>13,267,090</text:p>
          </table:table-cell>
          <table:table-cell office:value-type="float" office:value="21453519" table:style-name="ce3">
            <text:p>21,453,5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5">
            <text:p>國聯大飯店</text:p>
          </table:table-cell>
          <table:table-cell office:value-type="string" table:style-name="ce5">
            <text:p>Taipei</text:p>
          </table:table-cell>
          <table:table-cell office:value-type="float" office:value="243" table:style-name="ce3">
            <text:p>243</text:p>
          </table:table-cell>
          <table:table-cell office:value-type="float" office:value="2666" table:number-columns-spanned="2" table:number-rows-spanned="1" table:style-name="ce7">
            <text:p>2,666</text:p>
          </table:table-cell>
          <table:covered-table-cell/>
          <table:table-cell office:value-type="percentage" office:value="0.35390946502057608" table:style-name="ce4">
            <text:p>35.39%</text:p>
          </table:table-cell>
          <table:table-cell office:value-type="float" office:value="1320.1657914478619" table:number-columns-spanned="2" table:number-rows-spanned="1" table:style-name="ce7">
            <text:p>1,320</text:p>
          </table:table-cell>
          <table:covered-table-cell/>
          <table:table-cell office:value-type="float" office:value="3519562" table:style-name="ce3">
            <text:p>3,519,562</text:p>
          </table:table-cell>
          <table:table-cell office:value-type="float" office:value="407615" table:style-name="ce3">
            <text:p>407,615</text:p>
          </table:table-cell>
          <table:table-cell office:value-type="float" office:value="4344413" table:style-name="ce3">
            <text:p>4,344,4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5">
            <text:p>台北寒舍喜來登大飯店</text:p>
          </table:table-cell>
          <table:table-cell office:value-type="string" table:style-name="ce5">
            <text:p>Taipei</text:p>
          </table:table-cell>
          <table:table-cell office:value-type="float" office:value="688" table:style-name="ce3">
            <text:p>688</text:p>
          </table:table-cell>
          <table:table-cell office:value-type="float" office:value="6759" table:number-columns-spanned="2" table:number-rows-spanned="1" table:style-name="ce7">
            <text:p>6,759</text:p>
          </table:table-cell>
          <table:covered-table-cell/>
          <table:table-cell office:value-type="percentage" office:value="0.31690735183795948" table:style-name="ce4">
            <text:p>31.69%</text:p>
          </table:table-cell>
          <table:table-cell office:value-type="float" office:value="2917.3285989051628" table:number-columns-spanned="2" table:number-rows-spanned="1" table:style-name="ce7">
            <text:p>2,917</text:p>
          </table:table-cell>
          <table:covered-table-cell/>
          <table:table-cell office:value-type="float" office:value="19718224" table:style-name="ce3">
            <text:p>19,718,224</text:p>
          </table:table-cell>
          <table:table-cell office:value-type="float" office:value="103832852" table:style-name="ce3">
            <text:p>103,832,852</text:p>
          </table:table-cell>
          <table:table-cell office:value-type="float" office:value="138750996" table:style-name="ce3">
            <text:p>138,750,9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5">
            <text:p>老爺大酒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3210" table:number-columns-spanned="2" table:number-rows-spanned="1" table:style-name="ce7">
            <text:p>3,210</text:p>
          </table:table-cell>
          <table:covered-table-cell/>
          <table:table-cell office:value-type="percentage" office:value="0.51261577770680289" table:style-name="ce4">
            <text:p>51.26%</text:p>
          </table:table-cell>
          <table:table-cell office:value-type="float" office:value="2419.194392523365" table:number-columns-spanned="2" table:number-rows-spanned="1" table:style-name="ce7">
            <text:p>2,419</text:p>
          </table:table-cell>
          <table:covered-table-cell/>
          <table:table-cell office:value-type="float" office:value="7765614" table:style-name="ce3">
            <text:p>7,765,614</text:p>
          </table:table-cell>
          <table:table-cell office:value-type="float" office:value="29759980" table:style-name="ce3">
            <text:p>29,759,980</text:p>
          </table:table-cell>
          <table:table-cell office:value-type="float" office:value="42042885" table:style-name="ce3">
            <text:p>42,042,8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5">
            <text:p>福華大飯店</text:p>
          </table:table-cell>
          <table:table-cell office:value-type="string" table:style-name="ce5">
            <text:p>Taipei</text:p>
          </table:table-cell>
          <table:table-cell office:value-type="float" office:value="606" table:style-name="ce3">
            <text:p>606</text:p>
          </table:table-cell>
          <table:table-cell office:value-type="float" office:value="5301" table:number-columns-spanned="2" table:number-rows-spanned="1" table:style-name="ce7">
            <text:p>5,301</text:p>
          </table:table-cell>
          <table:covered-table-cell/>
          <table:table-cell office:value-type="percentage" office:value="0.28217821782178221" table:style-name="ce4">
            <text:p>28.22%</text:p>
          </table:table-cell>
          <table:table-cell office:value-type="float" office:value="2564.610450858328" table:number-columns-spanned="2" table:number-rows-spanned="1" table:style-name="ce7">
            <text:p>2,565</text:p>
          </table:table-cell>
          <table:covered-table-cell/>
          <table:table-cell office:value-type="float" office:value="13595000" table:style-name="ce3">
            <text:p>13,595,000</text:p>
          </table:table-cell>
          <table:table-cell office:value-type="float" office:value="40173000" table:style-name="ce3">
            <text:p>40,173,000</text:p>
          </table:table-cell>
          <table:table-cell office:value-type="float" office:value="67249000" table:style-name="ce3">
            <text:p>67,249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5">
            <text:p>台北君悅酒店</text:p>
          </table:table-cell>
          <table:table-cell office:value-type="string" table:style-name="ce5">
            <text:p>Taipei</text:p>
          </table:table-cell>
          <table:table-cell office:value-type="float" office:value="850" table:style-name="ce3">
            <text:p>850</text:p>
          </table:table-cell>
          <table:table-cell office:value-type="float" office:value="7838" table:number-columns-spanned="2" table:number-rows-spanned="1" table:style-name="ce7">
            <text:p>7,838</text:p>
          </table:table-cell>
          <table:covered-table-cell/>
          <table:table-cell office:value-type="percentage" office:value="0.29745730550284633" table:style-name="ce4">
            <text:p>29.75%</text:p>
          </table:table-cell>
          <table:table-cell office:value-type="float" office:value="3857.1231181423832" table:number-columns-spanned="2" table:number-rows-spanned="1" table:style-name="ce7">
            <text:p>3,857</text:p>
          </table:table-cell>
          <table:covered-table-cell/>
          <table:table-cell office:value-type="float" office:value="30232131" table:style-name="ce3">
            <text:p>30,232,131</text:p>
          </table:table-cell>
          <table:table-cell office:value-type="float" office:value="75538234" table:style-name="ce3">
            <text:p>75,538,234</text:p>
          </table:table-cell>
          <table:table-cell office:value-type="float" office:value="121808379" table:style-name="ce3">
            <text:p>121,808,3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5">
            <text:p>西華大飯店</text:p>
          </table:table-cell>
          <table:table-cell office:value-type="string" table:style-name="ce5">
            <text:p>Taipei</text:p>
          </table:table-cell>
          <table:table-cell office:value-type="float" office:value="343" table:style-name="ce3">
            <text:p>343</text:p>
          </table:table-cell>
          <table:table-cell office:value-type="float" office:value="3151" table:number-columns-spanned="2" table:number-rows-spanned="1" table:style-name="ce7">
            <text:p>3,151</text:p>
          </table:table-cell>
          <table:covered-table-cell/>
          <table:table-cell office:value-type="percentage" office:value="0.29634157810589667" table:style-name="ce4">
            <text:p>29.63%</text:p>
          </table:table-cell>
          <table:table-cell office:value-type="float" office:value="2470.9673119644558" table:number-columns-spanned="2" table:number-rows-spanned="1" table:style-name="ce7">
            <text:p>2,471</text:p>
          </table:table-cell>
          <table:covered-table-cell/>
          <table:table-cell office:value-type="float" office:value="7786018" table:style-name="ce3">
            <text:p>7,786,018</text:p>
          </table:table-cell>
          <table:table-cell office:value-type="float" office:value="12960670" table:style-name="ce3">
            <text:p>12,960,670</text:p>
          </table:table-cell>
          <table:table-cell office:value-type="float" office:value="23476204" table:style-name="ce3">
            <text:p>23,476,2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5">
            <text:p>晶華酒店</text:p>
          </table:table-cell>
          <table:table-cell office:value-type="string" table:style-name="ce5">
            <text:p>Taipei</text:p>
          </table:table-cell>
          <table:table-cell office:value-type="float" office:value="538" table:style-name="ce3">
            <text:p>538</text:p>
          </table:table-cell>
          <table:table-cell office:value-type="float" office:value="11045" table:number-columns-spanned="2" table:number-rows-spanned="1" table:style-name="ce7">
            <text:p>11,045</text:p>
          </table:table-cell>
          <table:covered-table-cell/>
          <table:table-cell office:value-type="percentage" office:value="0.66224967022424752" table:style-name="ce4">
            <text:p>66.22%</text:p>
          </table:table-cell>
          <table:table-cell office:value-type="float" office:value="3286.9138071525581" table:number-columns-spanned="2" table:number-rows-spanned="1" table:style-name="ce7">
            <text:p>3,287</text:p>
          </table:table-cell>
          <table:covered-table-cell/>
          <table:table-cell office:value-type="float" office:value="36303963" table:style-name="ce3">
            <text:p>36,303,963</text:p>
          </table:table-cell>
          <table:table-cell office:value-type="float" office:value="127561450" table:style-name="ce3">
            <text:p>127,561,450</text:p>
          </table:table-cell>
          <table:table-cell office:value-type="float" office:value="184468300" table:style-name="ce3">
            <text:p>184,468,3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5">
            <text:p>香格里拉台北遠東國際大飯店</text:p>
          </table:table-cell>
          <table:table-cell office:value-type="string" table:style-name="ce5">
            <text:p>Taipei</text:p>
          </table:table-cell>
          <table:table-cell office:value-type="float" office:value="420" table:style-name="ce3">
            <text:p>420</text:p>
          </table:table-cell>
          <table:table-cell office:value-type="float" office:value="3127" table:number-columns-spanned="2" table:number-rows-spanned="1" table:style-name="ce7">
            <text:p>3,127</text:p>
          </table:table-cell>
          <table:covered-table-cell/>
          <table:table-cell office:value-type="percentage" office:value="0.2401689708141321" table:style-name="ce4">
            <text:p>24.02%</text:p>
          </table:table-cell>
          <table:table-cell office:value-type="float" office:value="4534.6881995522863" table:number-columns-spanned="2" table:number-rows-spanned="1" table:style-name="ce7">
            <text:p>4,535</text:p>
          </table:table-cell>
          <table:covered-table-cell/>
          <table:table-cell office:value-type="float" office:value="14179970" table:style-name="ce3">
            <text:p>14,179,970</text:p>
          </table:table-cell>
          <table:table-cell office:value-type="float" office:value="39211907" table:style-name="ce3">
            <text:p>39,211,907</text:p>
          </table:table-cell>
          <table:table-cell office:value-type="float" office:value="62101968" table:style-name="ce3">
            <text:p>62,101,9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5">
            <text:p>神旺大飯店</text:p>
          </table:table-cell>
          <table:table-cell office:value-type="string" table:style-name="ce5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161" table:number-columns-spanned="2" table:number-rows-spanned="1" table:style-name="ce7">
            <text:p>161</text:p>
          </table:table-cell>
          <table:covered-table-cell/>
          <table:table-cell office:value-type="percentage" office:value="1.9378911892152139E-2" table:style-name="ce4">
            <text:p>1.94%</text:p>
          </table:table-cell>
          <table:table-cell office:value-type="float" office:value="2864.2795031055898" table:number-columns-spanned="2" table:number-rows-spanned="1" table:style-name="ce7">
            <text:p>2,864</text:p>
          </table:table-cell>
          <table:covered-table-cell/>
          <table:table-cell office:value-type="float" office:value="461149" table:style-name="ce3">
            <text:p>461,149</text:p>
          </table:table-cell>
          <table:table-cell office:value-type="float" office:value="20980224" table:style-name="ce3">
            <text:p>20,980,224</text:p>
          </table:table-cell>
          <table:table-cell office:value-type="float" office:value="22912429" table:style-name="ce3">
            <text:p>22,912,4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5">
            <text:p>美麗信花園酒店</text:p>
          </table:table-cell>
          <table:table-cell office:value-type="string" table:style-name="ce5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2967" table:number-columns-spanned="2" table:number-rows-spanned="1" table:style-name="ce7">
            <text:p>2,967</text:p>
          </table:table-cell>
          <table:covered-table-cell/>
          <table:table-cell office:value-type="percentage" office:value="0.47147624344509781" table:style-name="ce4">
            <text:p>47.15%</text:p>
          </table:table-cell>
          <table:table-cell office:value-type="float" office:value="1284.8756319514659" table:number-columns-spanned="2" table:number-rows-spanned="1" table:style-name="ce7">
            <text:p>1,285</text:p>
          </table:table-cell>
          <table:covered-table-cell/>
          <table:table-cell office:value-type="float" office:value="3812226" table:style-name="ce3">
            <text:p>3,812,226</text:p>
          </table:table-cell>
          <table:table-cell office:value-type="float" office:value="2816302" table:style-name="ce3">
            <text:p>2,816,302</text:p>
          </table:table-cell>
          <table:table-cell office:value-type="float" office:value="9830286" table:style-name="ce3">
            <text:p>9,830,2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5">
            <text:p>台北寒舍艾美酒店</text:p>
          </table:table-cell>
          <table:table-cell office:value-type="string" table:style-name="ce5">
            <text:p>Taipei</text:p>
          </table:table-cell>
          <table:table-cell office:value-type="float" office:value="160" table:style-name="ce3">
            <text:p>160</text:p>
          </table:table-cell>
          <table:table-cell office:value-type="float" office:value="1602" table:number-columns-spanned="2" table:number-rows-spanned="1" table:style-name="ce7">
            <text:p>1,602</text:p>
          </table:table-cell>
          <table:covered-table-cell/>
          <table:table-cell office:value-type="percentage" office:value="0.32298387096774189" table:style-name="ce4">
            <text:p>32.30%</text:p>
          </table:table-cell>
          <table:table-cell office:value-type="float" office:value="6136.4719101123592" table:number-columns-spanned="2" table:number-rows-spanned="1" table:style-name="ce7">
            <text:p>6,136</text:p>
          </table:table-cell>
          <table:covered-table-cell/>
          <table:table-cell office:value-type="float" office:value="9830628" table:style-name="ce3">
            <text:p>9,830,628</text:p>
          </table:table-cell>
          <table:table-cell office:value-type="float" office:value="56060321" table:style-name="ce3">
            <text:p>56,060,321</text:p>
          </table:table-cell>
          <table:table-cell office:value-type="float" office:value="72861348" table:style-name="ce3">
            <text:p>72,861,3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5">
            <text:p>台北W飯店</text:p>
          </table:table-cell>
          <table:table-cell office:value-type="string" table:style-name="ce5">
            <text:p>Taipei</text:p>
          </table:table-cell>
          <table:table-cell office:value-type="float" office:value="405" table:style-name="ce3">
            <text:p>405</text:p>
          </table:table-cell>
          <table:table-cell office:value-type="float" office:value="4534" table:number-columns-spanned="2" table:number-rows-spanned="1" table:style-name="ce7">
            <text:p>4,534</text:p>
          </table:table-cell>
          <table:covered-table-cell/>
          <table:table-cell office:value-type="percentage" office:value="0.36113102349661491" table:style-name="ce4">
            <text:p>36.11%</text:p>
          </table:table-cell>
          <table:table-cell office:value-type="float" office:value="6023.8972209969124" table:number-columns-spanned="2" table:number-rows-spanned="1" table:style-name="ce7">
            <text:p>6,024</text:p>
          </table:table-cell>
          <table:covered-table-cell/>
          <table:table-cell office:value-type="float" office:value="27312350" table:style-name="ce3">
            <text:p>27,312,350</text:p>
          </table:table-cell>
          <table:table-cell office:value-type="float" office:value="35839549" table:style-name="ce3">
            <text:p>35,839,549</text:p>
          </table:table-cell>
          <table:table-cell office:value-type="float" office:value="70385958" table:style-name="ce3">
            <text:p>70,385,9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5">
            <text:p>台北萬豪酒店</text:p>
          </table:table-cell>
          <table:table-cell office:value-type="string" table:style-name="ce5">
            <text:p>Taipei</text:p>
          </table:table-cell>
          <table:table-cell office:value-type="float" office:value="318" table:style-name="ce3">
            <text:p>318</text:p>
          </table:table-cell>
          <table:table-cell office:value-type="float" office:value="5369" table:number-columns-spanned="2" table:number-rows-spanned="1" table:style-name="ce7">
            <text:p>5,369</text:p>
          </table:table-cell>
          <table:covered-table-cell/>
          <table:table-cell office:value-type="percentage" office:value="0.54463379995942385" table:style-name="ce4">
            <text:p>54.46%</text:p>
          </table:table-cell>
          <table:table-cell office:value-type="float" office:value="4202.1482585211397" table:number-columns-spanned="2" table:number-rows-spanned="1" table:style-name="ce7">
            <text:p>4,202</text:p>
          </table:table-cell>
          <table:covered-table-cell/>
          <table:table-cell office:value-type="float" office:value="22561334" table:style-name="ce3">
            <text:p>22,561,334</text:p>
          </table:table-cell>
          <table:table-cell office:value-type="float" office:value="69414161" table:style-name="ce3">
            <text:p>69,414,161</text:p>
          </table:table-cell>
          <table:table-cell office:value-type="float" office:value="116323792" table:style-name="ce3">
            <text:p>116,323,7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5">
            <text:p>台北美福大飯店</text:p>
          </table:table-cell>
          <table:table-cell office:value-type="string" table:style-name="ce5">
            <text:p>Taipei</text:p>
          </table:table-cell>
          <table:table-cell office:value-type="float" office:value="146" table:style-name="ce3">
            <text:p>146</text:p>
          </table:table-cell>
          <table:table-cell office:value-type="float" office:value="1794" table:number-columns-spanned="2" table:number-rows-spanned="1" table:style-name="ce7">
            <text:p>1,794</text:p>
          </table:table-cell>
          <table:covered-table-cell/>
          <table:table-cell office:value-type="percentage" office:value="0.39637649138311981" table:style-name="ce4">
            <text:p>39.64%</text:p>
          </table:table-cell>
          <table:table-cell office:value-type="float" office:value="4800.3088071348939" table:number-columns-spanned="2" table:number-rows-spanned="1" table:style-name="ce7">
            <text:p>4,800</text:p>
          </table:table-cell>
          <table:covered-table-cell/>
          <table:table-cell office:value-type="float" office:value="8611754" table:style-name="ce3">
            <text:p>8,611,754</text:p>
          </table:table-cell>
          <table:table-cell office:value-type="float" office:value="54601910" table:style-name="ce3">
            <text:p>54,601,910</text:p>
          </table:table-cell>
          <table:table-cell office:value-type="float" office:value="67712290" table:style-name="ce3">
            <text:p>67,712,2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5">
            <text:p>亞士都飯店</text:p>
          </table:table-cell>
          <table:table-cell office:value-type="string" table:style-name="ce5">
            <text:p>Taipei</text:p>
          </table:table-cell>
          <table:table-cell office:value-type="float" office:value="40" table:style-name="ce3">
            <text:p>40</text:p>
          </table:table-cell>
          <table:table-cell office:value-type="float" office:value="114" table:number-columns-spanned="2" table:number-rows-spanned="1" table:style-name="ce7">
            <text:p>114</text:p>
          </table:table-cell>
          <table:covered-table-cell/>
          <table:table-cell office:value-type="percentage" office:value="9.1935483870967741E-2" table:style-name="ce4">
            <text:p>9.19%</text:p>
          </table:table-cell>
          <table:table-cell office:value-type="float" office:value="2416.0701754385959" table:number-columns-spanned="2" table:number-rows-spanned="1" table:style-name="ce7">
            <text:p>2,416</text:p>
          </table:table-cell>
          <table:covered-table-cell/>
          <table:table-cell office:value-type="float" office:value="275432" table:style-name="ce3">
            <text:p>275,432</text:p>
          </table:table-cell>
          <table:table-cell office:value-type="float" office:value="0" table:style-name="ce3">
            <text:p>0</text:p>
          </table:table-cell>
          <table:table-cell office:value-type="float" office:value="275432" table:style-name="ce3">
            <text:p>275,4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5">
            <text:p>天成大飯店</text:p>
          </table:table-cell>
          <table:table-cell office:value-type="string" table:style-name="ce5">
            <text:p>Taipei</text:p>
          </table:table-cell>
          <table:table-cell office:value-type="float" office:value="225" table:style-name="ce3">
            <text:p>225</text:p>
          </table:table-cell>
          <table:table-cell office:value-type="float" office:value="4234" table:number-columns-spanned="2" table:number-rows-spanned="1" table:style-name="ce7">
            <text:p>4,234</text:p>
          </table:table-cell>
          <table:covered-table-cell/>
          <table:table-cell office:value-type="percentage" office:value="0.60702508960573476" table:style-name="ce4">
            <text:p>60.70%</text:p>
          </table:table-cell>
          <table:table-cell office:value-type="float" office:value="1592.895134624468" table:number-columns-spanned="2" table:number-rows-spanned="1" table:style-name="ce7">
            <text:p>1,593</text:p>
          </table:table-cell>
          <table:covered-table-cell/>
          <table:table-cell office:value-type="float" office:value="6744318" table:style-name="ce3">
            <text:p>6,744,318</text:p>
          </table:table-cell>
          <table:table-cell office:value-type="float" office:value="23858047" table:style-name="ce3">
            <text:p>23,858,047</text:p>
          </table:table-cell>
          <table:table-cell office:value-type="float" office:value="32646729" table:style-name="ce3">
            <text:p>32,646,7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5">
            <text:p>六福客棧</text:p>
          </table:table-cell>
          <table:table-cell office:value-type="string" table:style-name="ce5">
            <text:p>Taipei</text:p>
          </table:table-cell>
          <table:table-cell office:value-type="float" office:value="230" table:style-name="ce3">
            <text:p>230</text:p>
          </table:table-cell>
          <table:table-cell office:value-type="float" office:value="2444" table:number-columns-spanned="2" table:number-rows-spanned="1" table:style-name="ce7">
            <text:p>2,444</text:p>
          </table:table-cell>
          <table:covered-table-cell/>
          <table:table-cell office:value-type="percentage" office:value="0.34277699859747551" table:style-name="ce4">
            <text:p>34.28%</text:p>
          </table:table-cell>
          <table:table-cell office:value-type="float" office:value="1194.991407528642" table:number-columns-spanned="2" table:number-rows-spanned="1" table:style-name="ce7">
            <text:p>1,195</text:p>
          </table:table-cell>
          <table:covered-table-cell/>
          <table:table-cell office:value-type="float" office:value="2920559" table:style-name="ce3">
            <text:p>2,920,559</text:p>
          </table:table-cell>
          <table:table-cell office:value-type="float" office:value="0" table:style-name="ce3">
            <text:p>0</text:p>
          </table:table-cell>
          <table:table-cell office:value-type="float" office:value="3286209" table:style-name="ce3">
            <text:p>3,286,2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5">
            <text:p>第一大飯店</text:p>
          </table:table-cell>
          <table:table-cell office:value-type="string" table:style-name="ce5">
            <text:p>Taipei</text:p>
          </table:table-cell>
          <table:table-cell office:value-type="float" office:value="176" table:style-name="ce3">
            <text:p>176</text:p>
          </table:table-cell>
          <table:table-cell office:value-type="float" office:value="2129" table:number-columns-spanned="2" table:number-rows-spanned="1" table:style-name="ce7">
            <text:p>2,129</text:p>
          </table:table-cell>
          <table:covered-table-cell/>
          <table:table-cell office:value-type="percentage" office:value="0.39021260997067447" table:style-name="ce4">
            <text:p>39.02%</text:p>
          </table:table-cell>
          <table:table-cell office:value-type="float" office:value="1449.198215124472" table:number-columns-spanned="2" table:number-rows-spanned="1" table:style-name="ce7">
            <text:p>1,449</text:p>
          </table:table-cell>
          <table:covered-table-cell/>
          <table:table-cell office:value-type="float" office:value="3085343" table:style-name="ce3">
            <text:p>3,085,343</text:p>
          </table:table-cell>
          <table:table-cell office:value-type="float" office:value="2970165" table:style-name="ce3">
            <text:p>2,970,165</text:p>
          </table:table-cell>
          <table:table-cell office:value-type="float" office:value="25358755" table:style-name="ce3">
            <text:p>25,358,7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5">
            <text:p>慶泰大飯店</text:p>
          </table:table-cell>
          <table:table-cell office:value-type="string" table:style-name="ce5">
            <text:p>Taipei</text:p>
          </table:table-cell>
          <table:table-cell office:value-type="float" office:value="150" table:style-name="ce3">
            <text:p>150</text:p>
          </table:table-cell>
          <table:table-cell office:value-type="float" office:value="536" table:number-columns-spanned="2" table:number-rows-spanned="1" table:style-name="ce7">
            <text:p>536</text:p>
          </table:table-cell>
          <table:covered-table-cell/>
          <table:table-cell office:value-type="percentage" office:value="0.1152688172043011" table:style-name="ce4">
            <text:p>11.53%</text:p>
          </table:table-cell>
          <table:table-cell office:value-type="float" office:value="1413.9048507462689" table:number-columns-spanned="2" table:number-rows-spanned="1" table:style-name="ce7">
            <text:p>1,414</text:p>
          </table:table-cell>
          <table:covered-table-cell/>
          <table:table-cell office:value-type="float" office:value="757853" table:style-name="ce3">
            <text:p>757,853</text:p>
          </table:table-cell>
          <table:table-cell office:value-type="float" office:value="2743312" table:style-name="ce3">
            <text:p>2,743,312</text:p>
          </table:table-cell>
          <table:table-cell office:value-type="float" office:value="3770017" table:style-name="ce3">
            <text:p>3,770,0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2];&quot;*&quot;;&quot;&quot;)" table:style-name="ce5">
            <text:p>歐華酒店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364" table:number-columns-spanned="2" table:number-rows-spanned="1" table:style-name="ce7">
            <text:p>364</text:p>
          </table:table-cell>
          <table:covered-table-cell/>
          <table:table-cell office:value-type="percentage" office:value="0.1048387096774194" table:style-name="ce4">
            <text:p>10.48%</text:p>
          </table:table-cell>
          <table:table-cell office:value-type="float" office:value="2587.9807692307691" table:number-columns-spanned="2" table:number-rows-spanned="1" table:style-name="ce7">
            <text:p>2,588</text:p>
          </table:table-cell>
          <table:covered-table-cell/>
          <table:table-cell office:value-type="float" office:value="942025" table:style-name="ce3">
            <text:p>942,025</text:p>
          </table:table-cell>
          <table:table-cell office:value-type="float" office:value="3926521" table:style-name="ce3">
            <text:p>3,926,521</text:p>
          </table:table-cell>
          <table:table-cell office:value-type="float" office:value="5267141" table:style-name="ce3">
            <text:p>5,267,1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3];&quot;*&quot;;&quot;&quot;)" table:style-name="ce5">
            <text:p>福容大飯店 <text:s/>台北一館</text:p>
          </table:table-cell>
          <table:table-cell office:value-type="string" table:style-name="ce5">
            <text:p>Taipei</text:p>
          </table:table-cell>
          <table:table-cell office:value-type="float" office:value="120" table:style-name="ce3">
            <text:p>120</text:p>
          </table:table-cell>
          <table:table-cell office:value-type="float" office:value="1160" table:number-columns-spanned="2" table:number-rows-spanned="1" table:style-name="ce7">
            <text:p>1,160</text:p>
          </table:table-cell>
          <table:covered-table-cell/>
          <table:table-cell office:value-type="percentage" office:value="0.31182795698924731" table:style-name="ce4">
            <text:p>31.18%</text:p>
          </table:table-cell>
          <table:table-cell office:value-type="float" office:value="1448.143965517241" table:number-columns-spanned="2" table:number-rows-spanned="1" table:style-name="ce7">
            <text:p>1,448</text:p>
          </table:table-cell>
          <table:covered-table-cell/>
          <table:table-cell office:value-type="float" office:value="1679847" table:style-name="ce3">
            <text:p>1,679,847</text:p>
          </table:table-cell>
          <table:table-cell office:value-type="float" office:value="4957907" table:style-name="ce3">
            <text:p>4,957,907</text:p>
          </table:table-cell>
          <table:table-cell office:value-type="float" office:value="7178394" table:style-name="ce3">
            <text:p>7,178,3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4];&quot;*&quot;;&quot;&quot;)" table:style-name="ce5">
            <text:p>首都大飯店</text:p>
          </table:table-cell>
          <table:table-cell office:value-type="string" table:style-name="ce5">
            <text:p>Taipei</text:p>
          </table:table-cell>
          <table:table-cell office:value-type="float" office:value="129" table:style-name="ce3">
            <text:p>129</text:p>
          </table:table-cell>
          <table:table-cell office:value-type="float" office:value="1124" table:number-columns-spanned="2" table:number-rows-spanned="1" table:style-name="ce7">
            <text:p>1,124</text:p>
          </table:table-cell>
          <table:covered-table-cell/>
          <table:table-cell office:value-type="percentage" office:value="0.28107026756689169" table:style-name="ce4">
            <text:p>28.11%</text:p>
          </table:table-cell>
          <table:table-cell office:value-type="float" office:value="2012.2953736654799" table:number-columns-spanned="2" table:number-rows-spanned="1" table:style-name="ce7">
            <text:p>2,012</text:p>
          </table:table-cell>
          <table:covered-table-cell/>
          <table:table-cell office:value-type="float" office:value="2261820" table:style-name="ce3">
            <text:p>2,261,820</text:p>
          </table:table-cell>
          <table:table-cell office:value-type="float" office:value="1197289" table:style-name="ce3">
            <text:p>1,197,289</text:p>
          </table:table-cell>
          <table:table-cell office:value-type="float" office:value="3932137" table:style-name="ce3">
            <text:p>3,932,1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5];&quot;*&quot;;&quot;&quot;)" table:style-name="ce5">
            <text:p>台北君品大酒店</text:p>
          </table:table-cell>
          <table:table-cell office:value-type="string" table:style-name="ce5">
            <text:p>Taipei</text:p>
          </table:table-cell>
          <table:table-cell office:value-type="float" office:value="286" table:style-name="ce3">
            <text:p>286</text:p>
          </table:table-cell>
          <table:table-cell office:value-type="float" office:value="2799" table:number-columns-spanned="2" table:number-rows-spanned="1" table:style-name="ce7">
            <text:p>2,799</text:p>
          </table:table-cell>
          <table:covered-table-cell/>
          <table:table-cell office:value-type="percentage" office:value="0.31570042860365438" table:style-name="ce4">
            <text:p>31.57%</text:p>
          </table:table-cell>
          <table:table-cell office:value-type="float" office:value="2542.142908181494" table:number-columns-spanned="2" table:number-rows-spanned="1" table:style-name="ce7">
            <text:p>2,542</text:p>
          </table:table-cell>
          <table:covered-table-cell/>
          <table:table-cell office:value-type="float" office:value="7115458" table:style-name="ce3">
            <text:p>7,115,458</text:p>
          </table:table-cell>
          <table:table-cell office:value-type="float" office:value="60411387" table:style-name="ce3">
            <text:p>60,411,387</text:p>
          </table:table-cell>
          <table:table-cell office:value-type="float" office:value="72199371" table:style-name="ce3">
            <text:p>72,199,3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6];&quot;*&quot;;&quot;&quot;)" table:style-name="ce5">
            <text:p>台北花園大酒店</text:p>
          </table:table-cell>
          <table:table-cell office:value-type="string" table:style-name="ce5">
            <text:p>Taipei</text:p>
          </table:table-cell>
          <table:table-cell office:value-type="float" office:value="241" table:style-name="ce3">
            <text:p>241</text:p>
          </table:table-cell>
          <table:table-cell office:value-type="float" office:value="3177" table:number-columns-spanned="2" table:number-rows-spanned="1" table:style-name="ce7">
            <text:p>3,177</text:p>
          </table:table-cell>
          <table:covered-table-cell/>
          <table:table-cell office:value-type="percentage" office:value="0.42524427787444791" table:style-name="ce4">
            <text:p>42.52%</text:p>
          </table:table-cell>
          <table:table-cell office:value-type="float" office:value="1530.0937991816179" table:number-columns-spanned="2" table:number-rows-spanned="1" table:style-name="ce7">
            <text:p>1,530</text:p>
          </table:table-cell>
          <table:covered-table-cell/>
          <table:table-cell office:value-type="float" office:value="4861108" table:style-name="ce3">
            <text:p>4,861,108</text:p>
          </table:table-cell>
          <table:table-cell office:value-type="float" office:value="22328853" table:style-name="ce3">
            <text:p>22,328,853</text:p>
          </table:table-cell>
          <table:table-cell office:value-type="float" office:value="29914197" table:style-name="ce3">
            <text:p>29,914,1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7];&quot;*&quot;;&quot;&quot;)" table:style-name="ce5">
            <text:p>日勝生加賀屋國際溫泉飯店</text:p>
          </table:table-cell>
          <table:table-cell office:value-type="string" table:style-name="ce5">
            <text:p>Taipei</text:p>
          </table:table-cell>
          <table:table-cell office:value-type="float" office:value="90" table:style-name="ce3">
            <text:p>90</text:p>
          </table:table-cell>
          <table:table-cell office:value-type="float" office:value="1337" table:number-columns-spanned="2" table:number-rows-spanned="1" table:style-name="ce7">
            <text:p>1,337</text:p>
          </table:table-cell>
          <table:covered-table-cell/>
          <table:table-cell office:value-type="percentage" office:value="0.47921146953405019" table:style-name="ce4">
            <text:p>47.92%</text:p>
          </table:table-cell>
          <table:table-cell office:value-type="float" office:value="9361.7621540762902" table:number-columns-spanned="2" table:number-rows-spanned="1" table:style-name="ce7">
            <text:p>9,362</text:p>
          </table:table-cell>
          <table:covered-table-cell/>
          <table:table-cell office:value-type="float" office:value="12516676" table:style-name="ce3">
            <text:p>12,516,676</text:p>
          </table:table-cell>
          <table:table-cell office:value-type="float" office:value="10501873" table:style-name="ce3">
            <text:p>10,501,873</text:p>
          </table:table-cell>
          <table:table-cell office:value-type="float" office:value="28766838" table:style-name="ce3">
            <text:p>28,766,8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8];&quot;*&quot;;&quot;&quot;)" table:style-name="ce5">
            <text:p>北投麗禧溫泉酒店</text:p>
          </table:table-cell>
          <table:table-cell office:value-type="string" table:style-name="ce5">
            <text:p>Taipei</text:p>
          </table:table-cell>
          <table:table-cell office:value-type="float" office:value="66" table:style-name="ce3">
            <text:p>66</text:p>
          </table:table-cell>
          <table:table-cell office:value-type="float" office:value="1339" table:number-columns-spanned="2" table:number-rows-spanned="1" table:style-name="ce7">
            <text:p>1,339</text:p>
          </table:table-cell>
          <table:covered-table-cell/>
          <table:table-cell office:value-type="percentage" office:value="0.65444770283479958" table:style-name="ce4">
            <text:p>65.44%</text:p>
          </table:table-cell>
          <table:table-cell office:value-type="float" office:value="14106.43166542196" table:number-columns-spanned="2" table:number-rows-spanned="1" table:style-name="ce7">
            <text:p>14,106</text:p>
          </table:table-cell>
          <table:covered-table-cell/>
          <table:table-cell office:value-type="float" office:value="18888512" table:style-name="ce3">
            <text:p>18,888,512</text:p>
          </table:table-cell>
          <table:table-cell office:value-type="float" office:value="7660430" table:style-name="ce3">
            <text:p>7,660,430</text:p>
          </table:table-cell>
          <table:table-cell office:value-type="float" office:value="34159917" table:style-name="ce3">
            <text:p>34,159,9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39];&quot;*&quot;;&quot;&quot;)" table:style-name="ce5">
            <text:p>寒舍艾麗酒店</text:p>
          </table:table-cell>
          <table:table-cell office:value-type="string" table:style-name="ce5">
            <text:p>Taipei</text:p>
          </table:table-cell>
          <table:table-cell office:value-type="float" office:value="235" table:style-name="ce3">
            <text:p>235</text:p>
          </table:table-cell>
          <table:table-cell office:value-type="float" office:value="2275" table:number-columns-spanned="2" table:number-rows-spanned="1" table:style-name="ce7">
            <text:p>2,275</text:p>
          </table:table-cell>
          <table:covered-table-cell/>
          <table:table-cell office:value-type="percentage" office:value="0.31228551818805772" table:style-name="ce4">
            <text:p>31.23%</text:p>
          </table:table-cell>
          <table:table-cell office:value-type="float" office:value="3651.7090109890109" table:number-columns-spanned="2" table:number-rows-spanned="1" table:style-name="ce7">
            <text:p>3,652</text:p>
          </table:table-cell>
          <table:covered-table-cell/>
          <table:table-cell office:value-type="float" office:value="8307638" table:style-name="ce3">
            <text:p>8,307,638</text:p>
          </table:table-cell>
          <table:table-cell office:value-type="float" office:value="13637065" table:style-name="ce3">
            <text:p>13,637,065</text:p>
          </table:table-cell>
          <table:table-cell office:value-type="float" office:value="24463165" table:style-name="ce3">
            <text:p>24,463,1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0];&quot;*&quot;;&quot;&quot;)" table:style-name="ce5">
            <text:p>北投老爺酒店</text:p>
          </table:table-cell>
          <table:table-cell office:value-type="string" table:style-name="ce5">
            <text:p>Taipei</text:p>
          </table:table-cell>
          <table:table-cell office:value-type="float" office:value="50" table:style-name="ce3">
            <text:p>50</text:p>
          </table:table-cell>
          <table:table-cell office:value-type="float" office:value="1274" table:number-columns-spanned="2" table:number-rows-spanned="1" table:style-name="ce7">
            <text:p>1,274</text:p>
          </table:table-cell>
          <table:covered-table-cell/>
          <table:table-cell office:value-type="percentage" office:value="0.82193548387096771" table:style-name="ce4">
            <text:p>82.19%</text:p>
          </table:table-cell>
          <table:table-cell office:value-type="float" office:value="4763.1907378335954" table:number-columns-spanned="2" table:number-rows-spanned="1" table:style-name="ce7">
            <text:p>4,763</text:p>
          </table:table-cell>
          <table:covered-table-cell/>
          <table:table-cell office:value-type="float" office:value="6068305" table:style-name="ce3">
            <text:p>6,068,305</text:p>
          </table:table-cell>
          <table:table-cell office:value-type="float" office:value="4538153" table:style-name="ce3">
            <text:p>4,538,153</text:p>
          </table:table-cell>
          <table:table-cell office:value-type="float" office:value="12086266" table:style-name="ce3">
            <text:p>12,086,2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1];&quot;*&quot;;&quot;&quot;)" table:style-name="ce5">
            <text:p>台北有園飯店</text:p>
          </table:table-cell>
          <table:table-cell office:value-type="string" table:style-name="ce5">
            <text:p>Taipei</text:p>
          </table:table-cell>
          <table:table-cell office:value-type="float" office:value="56" table:style-name="ce3">
            <text:p>56</text:p>
          </table:table-cell>
          <table:table-cell office:value-type="float" office:value="652" table:number-columns-spanned="2" table:number-rows-spanned="1" table:style-name="ce7">
            <text:p>652</text:p>
          </table:table-cell>
          <table:covered-table-cell/>
          <table:table-cell office:value-type="percentage" office:value="0.37557603686635938" table:style-name="ce4">
            <text:p>37.56%</text:p>
          </table:table-cell>
          <table:table-cell office:value-type="float" office:value="2225.1641104294481" table:number-columns-spanned="2" table:number-rows-spanned="1" table:style-name="ce7">
            <text:p>2,225</text:p>
          </table:table-cell>
          <table:covered-table-cell/>
          <table:table-cell office:value-type="float" office:value="1450807" table:style-name="ce3">
            <text:p>1,450,807</text:p>
          </table:table-cell>
          <table:table-cell office:value-type="float" office:value="0" table:style-name="ce3">
            <text:p>0</text:p>
          </table:table-cell>
          <table:table-cell office:value-type="float" office:value="7060087" table:style-name="ce3">
            <text:p>7,060,0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2];&quot;*&quot;;&quot;&quot;)" table:style-name="ce5">
            <text:p>合尊酒店 S Hotel</text:p>
          </table:table-cell>
          <table:table-cell office:value-type="string" table:style-name="ce5">
            <text:p>Taipei</text:p>
          </table:table-cell>
          <table:table-cell office:value-type="float" office:value="101" table:style-name="ce3">
            <text:p>101</text:p>
          </table:table-cell>
          <table:table-cell office:value-type="float" office:value="1703" table:number-columns-spanned="2" table:number-rows-spanned="1" table:style-name="ce7">
            <text:p>1,703</text:p>
          </table:table-cell>
          <table:covered-table-cell/>
          <table:table-cell office:value-type="percentage" office:value="0.54391568189076978" table:style-name="ce4">
            <text:p>54.39%</text:p>
          </table:table-cell>
          <table:table-cell office:value-type="float" office:value="3788.2947739283618" table:number-columns-spanned="2" table:number-rows-spanned="1" table:style-name="ce7">
            <text:p>3,788</text:p>
          </table:table-cell>
          <table:covered-table-cell/>
          <table:table-cell office:value-type="float" office:value="6451466" table:style-name="ce3">
            <text:p>6,451,466</text:p>
          </table:table-cell>
          <table:table-cell office:value-type="float" office:value="2363479" table:style-name="ce3">
            <text:p>2,363,479</text:p>
          </table:table-cell>
          <table:table-cell office:value-type="float" office:value="9702296" table:style-name="ce3">
            <text:p>9,702,2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3];&quot;*&quot;;&quot;&quot;)" table:style-name="ce5">
            <text:p>台北中山雅樂軒酒店</text:p>
          </table:table-cell>
          <table:table-cell office:value-type="string" table:style-name="ce5">
            <text:p>Taipei</text:p>
          </table:table-cell>
          <table:table-cell office:value-type="float" office:value="88" table:style-name="ce3">
            <text:p>88</text:p>
          </table:table-cell>
          <table:table-cell office:value-type="float" office:value="1688" table:number-columns-spanned="2" table:number-rows-spanned="1" table:style-name="ce7">
            <text:p>1,688</text:p>
          </table:table-cell>
          <table:covered-table-cell/>
          <table:table-cell office:value-type="percentage" office:value="0.61876832844574781" table:style-name="ce4">
            <text:p>61.88%</text:p>
          </table:table-cell>
          <table:table-cell office:value-type="float" office:value="2260.375" table:number-columns-spanned="2" table:number-rows-spanned="1" table:style-name="ce7">
            <text:p>2,260</text:p>
          </table:table-cell>
          <table:covered-table-cell/>
          <table:table-cell office:value-type="float" office:value="3815513" table:style-name="ce3">
            <text:p>3,815,513</text:p>
          </table:table-cell>
          <table:table-cell office:value-type="float" office:value="920006" table:style-name="ce3">
            <text:p>920,006</text:p>
          </table:table-cell>
          <table:table-cell office:value-type="float" office:value="5238278" table:style-name="ce3">
            <text:p>5,238,2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4];&quot;*&quot;;&quot;&quot;)" table:style-name="ce5">
            <text:p>義華酒店</text:p>
          </table:table-cell>
          <table:table-cell office:value-type="string" table:style-name="ce5">
            <text:p>Taipei</text:p>
          </table:table-cell>
          <table:table-cell office:value-type="float" office:value="149" table:style-name="ce3">
            <text:p>149</text:p>
          </table:table-cell>
          <table:table-cell office:value-type="float" office:value="1123" table:number-columns-spanned="2" table:number-rows-spanned="1" table:style-name="ce7">
            <text:p>1,123</text:p>
          </table:table-cell>
          <table:covered-table-cell/>
          <table:table-cell office:value-type="percentage" office:value="0.24312621779605981" table:style-name="ce4">
            <text:p>24.31%</text:p>
          </table:table-cell>
          <table:table-cell office:value-type="float" office:value="2865" table:number-columns-spanned="2" table:number-rows-spanned="1" table:style-name="ce7">
            <text:p>2,865</text:p>
          </table:table-cell>
          <table:covered-table-cell/>
          <table:table-cell office:value-type="float" office:value="3217395" table:style-name="ce3">
            <text:p>3,217,395</text:p>
          </table:table-cell>
          <table:table-cell office:value-type="float" office:value="104285" table:style-name="ce3">
            <text:p>104,285</text:p>
          </table:table-cell>
          <table:table-cell office:value-type="float" office:value="3764455" table:style-name="ce3">
            <text:p>3,764,4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5];&quot;*&quot;;&quot;&quot;)" table:style-name="ce5">
            <text:p>華園大飯店</text:p>
          </table:table-cell>
          <table:table-cell office:value-type="string" table:style-name="ce5">
            <text:p>Kaohsiung</text:p>
          </table:table-cell>
          <table:table-cell office:value-type="float" office:value="269" table:style-name="ce3">
            <text:p>269</text:p>
          </table:table-cell>
          <table:table-cell office:value-type="float" office:value="5122" table:number-columns-spanned="2" table:number-rows-spanned="1" table:style-name="ce7">
            <text:p>5,122</text:p>
          </table:table-cell>
          <table:covered-table-cell/>
          <table:table-cell office:value-type="percentage" office:value="0.61422232881640482" table:style-name="ce4">
            <text:p>61.42%</text:p>
          </table:table-cell>
          <table:table-cell office:value-type="float" office:value="1455.385591565795" table:number-columns-spanned="2" table:number-rows-spanned="1" table:style-name="ce7">
            <text:p>1,455</text:p>
          </table:table-cell>
          <table:covered-table-cell/>
          <table:table-cell office:value-type="float" office:value="7454485" table:style-name="ce3">
            <text:p>7,454,485</text:p>
          </table:table-cell>
          <table:table-cell office:value-type="float" office:value="4800673" table:style-name="ce3">
            <text:p>4,800,673</text:p>
          </table:table-cell>
          <table:table-cell office:value-type="float" office:value="12639472" table:style-name="ce3">
            <text:p>12,639,4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6];&quot;*&quot;;&quot;&quot;)" table:style-name="ce5">
            <text:p>高雄國賓大飯店</text:p>
          </table:table-cell>
          <table:table-cell office:value-type="string" table:style-name="ce5">
            <text:p>Kaohsiung</text:p>
          </table:table-cell>
          <table:table-cell office:value-type="float" office:value="453" table:style-name="ce3">
            <text:p>453</text:p>
          </table:table-cell>
          <table:table-cell office:value-type="float" office:value="8937" table:number-columns-spanned="2" table:number-rows-spanned="1" table:style-name="ce7">
            <text:p>8,937</text:p>
          </table:table-cell>
          <table:covered-table-cell/>
          <table:table-cell office:value-type="percentage" office:value="0.63640247810296946" table:style-name="ce4">
            <text:p>63.64%</text:p>
          </table:table-cell>
          <table:table-cell office:value-type="float" office:value="2352.4463466487641" table:number-columns-spanned="2" table:number-rows-spanned="1" table:style-name="ce7">
            <text:p>2,352</text:p>
          </table:table-cell>
          <table:covered-table-cell/>
          <table:table-cell office:value-type="float" office:value="21023813" table:style-name="ce3">
            <text:p>21,023,813</text:p>
          </table:table-cell>
          <table:table-cell office:value-type="float" office:value="38041805" table:style-name="ce3">
            <text:p>38,041,805</text:p>
          </table:table-cell>
          <table:table-cell office:value-type="float" office:value="60611964" table:style-name="ce3">
            <text:p>60,611,9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7];&quot;*&quot;;&quot;&quot;)" table:style-name="ce5">
            <text:p>漢來大飯店</text:p>
          </table:table-cell>
          <table:table-cell office:value-type="string" table:style-name="ce5">
            <text:p>Kaohsiung</text:p>
          </table:table-cell>
          <table:table-cell office:value-type="float" office:value="540" table:style-name="ce3">
            <text:p>540</text:p>
          </table:table-cell>
          <table:table-cell office:value-type="float" office:value="9740" table:number-columns-spanned="2" table:number-rows-spanned="1" table:style-name="ce7">
            <text:p>9,740</text:p>
          </table:table-cell>
          <table:covered-table-cell/>
          <table:table-cell office:value-type="percentage" office:value="0.58183990442054956" table:style-name="ce4">
            <text:p>58.18%</text:p>
          </table:table-cell>
          <table:table-cell office:value-type="float" office:value="2779.944353182751" table:number-columns-spanned="2" table:number-rows-spanned="1" table:style-name="ce7">
            <text:p>2,780</text:p>
          </table:table-cell>
          <table:covered-table-cell/>
          <table:table-cell office:value-type="float" office:value="27076658" table:style-name="ce3">
            <text:p>27,076,658</text:p>
          </table:table-cell>
          <table:table-cell office:value-type="float" office:value="76269748" table:style-name="ce3">
            <text:p>76,269,748</text:p>
          </table:table-cell>
          <table:table-cell office:value-type="float" office:value="119868341" table:style-name="ce3">
            <text:p>119,868,3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48];&quot;*&quot;;&quot;&quot;)" table:style-name="ce5">
            <text:p>高雄福華大飯店</text:p>
          </table:table-cell>
          <table:table-cell office:value-type="string" table:style-name="ce5">
            <text:p>Kaohsiung</text:p>
          </table:table-cell>
          <table:table-cell office:value-type="float" office:value="271" table:style-name="ce3">
            <text:p>271</text:p>
          </table:table-cell>
          <table:table-cell office:value-type="float" office:value="4975" table:number-columns-spanned="2" table:number-rows-spanned="1" table:style-name="ce7">
            <text:p>4,975</text:p>
          </table:table-cell>
          <table:covered-table-cell/>
          <table:table-cell office:value-type="percentage" office:value="0.5921914057850256" table:style-name="ce4">
            <text:p>59.22%</text:p>
          </table:table-cell>
          <table:table-cell office:value-type="float" office:value="2478.0717587939698" table:number-columns-spanned="2" table:number-rows-spanned="1" table:style-name="ce7">
            <text:p>2,478</text:p>
          </table:table-cell>
          <table:covered-table-cell/>
          <table:table-cell office:value-type="float" office:value="12328407" table:style-name="ce3">
            <text:p>12,328,407</text:p>
          </table:table-cell>
          <table:table-cell office:value-type="float" office:value="21926552" table:style-name="ce3">
            <text:p>21,926,552</text:p>
          </table:table-cell>
          <table:table-cell office:value-type="float" office:value="37263587" table:style-name="ce3">
            <text:p>37,263,5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49];&quot;*&quot;;&quot;&quot;)" table:style-name="ce5">
            <text:p>寒軒國際大飯店</text:p>
          </table:table-cell>
          <table:table-cell office:value-type="string" table:style-name="ce5">
            <text:p>Kaohsiung</text:p>
          </table:table-cell>
          <table:table-cell office:value-type="float" office:value="380" table:style-name="ce3">
            <text:p>380</text:p>
          </table:table-cell>
          <table:table-cell office:value-type="float" office:value="5719" table:number-columns-spanned="2" table:number-rows-spanned="1" table:style-name="ce7">
            <text:p>5,719</text:p>
          </table:table-cell>
          <table:covered-table-cell/>
          <table:table-cell office:value-type="percentage" office:value="0.48548387096774193" table:style-name="ce4">
            <text:p>48.55%</text:p>
          </table:table-cell>
          <table:table-cell office:value-type="float" office:value="1986.1676866585069" table:number-columns-spanned="2" table:number-rows-spanned="1" table:style-name="ce7">
            <text:p>1,986</text:p>
          </table:table-cell>
          <table:covered-table-cell/>
          <table:table-cell office:value-type="float" office:value="11358893" table:style-name="ce3">
            <text:p>11,358,893</text:p>
          </table:table-cell>
          <table:table-cell office:value-type="float" office:value="14139745" table:style-name="ce3">
            <text:p>14,139,745</text:p>
          </table:table-cell>
          <table:table-cell office:value-type="float" office:value="26298174" table:style-name="ce3">
            <text:p>26,298,1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0];&quot;*&quot;;&quot;&quot;)" table:style-name="ce5">
            <text:p>麗尊大酒店</text:p>
          </table:table-cell>
          <table:table-cell office:value-type="string" table:style-name="ce5">
            <text:p>Kaohsiung</text:p>
          </table:table-cell>
          <table:table-cell office:value-type="float" office:value="188" table:style-name="ce3">
            <text:p>188</text:p>
          </table:table-cell>
          <table:table-cell office:value-type="float" office:value="2949" table:number-columns-spanned="2" table:number-rows-spanned="1" table:style-name="ce7">
            <text:p>2,949</text:p>
          </table:table-cell>
          <table:covered-table-cell/>
          <table:table-cell office:value-type="percentage" office:value="0.50600549073438572" table:style-name="ce4">
            <text:p>50.60%</text:p>
          </table:table-cell>
          <table:table-cell office:value-type="float" office:value="2326" table:number-columns-spanned="2" table:number-rows-spanned="1" table:style-name="ce7">
            <text:p>2,326</text:p>
          </table:table-cell>
          <table:covered-table-cell/>
          <table:table-cell office:value-type="float" office:value="6859374" table:style-name="ce3">
            <text:p>6,859,374</text:p>
          </table:table-cell>
          <table:table-cell office:value-type="float" office:value="12313496" table:style-name="ce3">
            <text:p>12,313,496</text:p>
          </table:table-cell>
          <table:table-cell office:value-type="float" office:value="19927437" table:style-name="ce3">
            <text:p>19,927,4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1];&quot;*&quot;;&quot;&quot;)" table:style-name="ce5">
            <text:p>義大皇家酒店</text:p>
          </table:table-cell>
          <table:table-cell office:value-type="string" table:style-name="ce5">
            <text:p>Kaohsiung</text:p>
          </table:table-cell>
          <table:table-cell office:value-type="float" office:value="656" table:style-name="ce3">
            <text:p>656</text:p>
          </table:table-cell>
          <table:table-cell office:value-type="float" office:value="12479" table:number-columns-spanned="2" table:number-rows-spanned="1" table:style-name="ce7">
            <text:p>12,479</text:p>
          </table:table-cell>
          <table:covered-table-cell/>
          <table:table-cell office:value-type="percentage" office:value="0.61364083398898506" table:style-name="ce4">
            <text:p>61.36%</text:p>
          </table:table-cell>
          <table:table-cell office:value-type="float" office:value="2850.5340171488101" table:number-columns-spanned="2" table:number-rows-spanned="1" table:style-name="ce7">
            <text:p>2,851</text:p>
          </table:table-cell>
          <table:covered-table-cell/>
          <table:table-cell office:value-type="float" office:value="35571814" table:style-name="ce3">
            <text:p>35,571,814</text:p>
          </table:table-cell>
          <table:table-cell office:value-type="float" office:value="25610231" table:style-name="ce3">
            <text:p>25,610,231</text:p>
          </table:table-cell>
          <table:table-cell office:value-type="float" office:value="64269054" table:style-name="ce3">
            <text:p>64,269,0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2];&quot;*&quot;;&quot;&quot;)" table:style-name="ce5">
            <text:p>福容大飯店 高雄</text:p>
          </table:table-cell>
          <table:table-cell office:value-type="string" table:style-name="ce5">
            <text:p>Kaohsiung</text:p>
          </table:table-cell>
          <table:table-cell office:value-type="float" office:value="250" table:style-name="ce3">
            <text:p>250</text:p>
          </table:table-cell>
          <table:table-cell office:value-type="float" office:value="4884" table:number-columns-spanned="2" table:number-rows-spanned="1" table:style-name="ce7">
            <text:p>4,884</text:p>
          </table:table-cell>
          <table:covered-table-cell/>
          <table:table-cell office:value-type="percentage" office:value="0.63019354838709674" table:style-name="ce4">
            <text:p>63.02%</text:p>
          </table:table-cell>
          <table:table-cell office:value-type="float" office:value="1959.9432841932839" table:number-columns-spanned="2" table:number-rows-spanned="1" table:style-name="ce7">
            <text:p>1,960</text:p>
          </table:table-cell>
          <table:covered-table-cell/>
          <table:table-cell office:value-type="float" office:value="9572363" table:style-name="ce3">
            <text:p>9,572,363</text:p>
          </table:table-cell>
          <table:table-cell office:value-type="float" office:value="4491195" table:style-name="ce3">
            <text:p>4,491,195</text:p>
          </table:table-cell>
          <table:table-cell office:value-type="float" office:value="14070829" table:style-name="ce3">
            <text:p>14,070,8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3];&quot;*&quot;;&quot;&quot;)" table:style-name="ce5">
            <text:p>晶英國際行館</text:p>
          </table:table-cell>
          <table:table-cell office:value-type="string" table:style-name="ce5">
            <text:p>Kaohsiung</text:p>
          </table:table-cell>
          <table:table-cell office:value-type="float" office:value="147" table:style-name="ce3">
            <text:p>147</text:p>
          </table:table-cell>
          <table:table-cell office:value-type="float" office:value="1727" table:number-columns-spanned="2" table:number-rows-spanned="1" table:style-name="ce7">
            <text:p>1,727</text:p>
          </table:table-cell>
          <table:covered-table-cell/>
          <table:table-cell office:value-type="percentage" office:value="0.37897739741057712" table:style-name="ce4">
            <text:p>37.90%</text:p>
          </table:table-cell>
          <table:table-cell office:value-type="float" office:value="6965.1534452808337" table:number-columns-spanned="2" table:number-rows-spanned="1" table:style-name="ce7">
            <text:p>6,965</text:p>
          </table:table-cell>
          <table:covered-table-cell/>
          <table:table-cell office:value-type="float" office:value="12028820" table:style-name="ce3">
            <text:p>12,028,820</text:p>
          </table:table-cell>
          <table:table-cell office:value-type="float" office:value="15240672" table:style-name="ce3">
            <text:p>15,240,672</text:p>
          </table:table-cell>
          <table:table-cell office:value-type="float" office:value="30204970" table:style-name="ce3">
            <text:p>30,204,9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4];&quot;*&quot;;&quot;&quot;)" table:style-name="ce5">
            <text:p>全國大飯店</text:p>
          </table:table-cell>
          <table:table-cell office:value-type="string" table:style-name="ce5">
            <text:p>Taichung</text:p>
          </table:table-cell>
          <table:table-cell office:value-type="float" office:value="178" table:style-name="ce3">
            <text:p>178</text:p>
          </table:table-cell>
          <table:table-cell office:value-type="float" office:value="2529" table:number-columns-spanned="2" table:number-rows-spanned="1" table:style-name="ce7">
            <text:p>2,529</text:p>
          </table:table-cell>
          <table:covered-table-cell/>
          <table:table-cell office:value-type="percentage" office:value="0.45831823124320398" table:style-name="ce4">
            <text:p>45.83%</text:p>
          </table:table-cell>
          <table:table-cell office:value-type="float" office:value="2274.4037168841442" table:number-columns-spanned="2" table:number-rows-spanned="1" table:style-name="ce7">
            <text:p>2,274</text:p>
          </table:table-cell>
          <table:covered-table-cell/>
          <table:table-cell office:value-type="float" office:value="5751967" table:style-name="ce3">
            <text:p>5,751,967</text:p>
          </table:table-cell>
          <table:table-cell office:value-type="float" office:value="10111067" table:style-name="ce3">
            <text:p>10,111,067</text:p>
          </table:table-cell>
          <table:table-cell office:value-type="float" office:value="17809259" table:style-name="ce3">
            <text:p>17,809,2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5];&quot;*&quot;;&quot;&quot;)" table:style-name="ce5">
            <text:p>長榮桂冠酒店(台中)</text:p>
          </table:table-cell>
          <table:table-cell office:value-type="string" table:style-name="ce5">
            <text:p>Taichung</text:p>
          </table:table-cell>
          <table:table-cell office:value-type="float" office:value="354" table:style-name="ce3">
            <text:p>354</text:p>
          </table:table-cell>
          <table:table-cell office:value-type="float" office:value="7026" table:number-columns-spanned="2" table:number-rows-spanned="1" table:style-name="ce7">
            <text:p>7,026</text:p>
          </table:table-cell>
          <table:covered-table-cell/>
          <table:table-cell office:value-type="percentage" office:value="0.6402405686167304" table:style-name="ce4">
            <text:p>64.02%</text:p>
          </table:table-cell>
          <table:table-cell office:value-type="float" office:value="2300.8599487617421" table:number-columns-spanned="2" table:number-rows-spanned="1" table:style-name="ce7">
            <text:p>2,301</text:p>
          </table:table-cell>
          <table:covered-table-cell/>
          <table:table-cell office:value-type="float" office:value="16165842" table:style-name="ce3">
            <text:p>16,165,842</text:p>
          </table:table-cell>
          <table:table-cell office:value-type="float" office:value="20996533" table:style-name="ce3">
            <text:p>20,996,533</text:p>
          </table:table-cell>
          <table:table-cell office:value-type="float" office:value="41751153" table:style-name="ce3">
            <text:p>41,751,1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6];&quot;*&quot;;&quot;&quot;)" table:style-name="ce5">
            <text:p>台中福華大飯店</text:p>
          </table:table-cell>
          <table:table-cell office:value-type="string" table:style-name="ce5">
            <text:p>Taichung</text:p>
          </table:table-cell>
          <table:table-cell office:value-type="float" office:value="155" table:style-name="ce3">
            <text:p>155</text:p>
          </table:table-cell>
          <table:table-cell office:value-type="float" office:value="3442" table:number-columns-spanned="2" table:number-rows-spanned="1" table:style-name="ce7">
            <text:p>3,442</text:p>
          </table:table-cell>
          <table:covered-table-cell/>
          <table:table-cell office:value-type="percentage" office:value="0.71633714880332988" table:style-name="ce4">
            <text:p>71.63%</text:p>
          </table:table-cell>
          <table:table-cell office:value-type="float" office:value="2737.4735618826262" table:number-columns-spanned="2" table:number-rows-spanned="1" table:style-name="ce7">
            <text:p>2,737</text:p>
          </table:table-cell>
          <table:covered-table-cell/>
          <table:table-cell office:value-type="float" office:value="9422384" table:style-name="ce3">
            <text:p>9,422,384</text:p>
          </table:table-cell>
          <table:table-cell office:value-type="float" office:value="11183855" table:style-name="ce3">
            <text:p>11,183,855</text:p>
          </table:table-cell>
          <table:table-cell office:value-type="float" office:value="24411241" table:style-name="ce3">
            <text:p>24,411,2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7];&quot;*&quot;;&quot;&quot;)" table:style-name="ce5">
            <text:p>台中金典酒店</text:p>
          </table:table-cell>
          <table:table-cell office:value-type="string" table:style-name="ce5">
            <text:p>Taichung</text:p>
          </table:table-cell>
          <table:table-cell office:value-type="float" office:value="222" table:style-name="ce3">
            <text:p>222</text:p>
          </table:table-cell>
          <table:table-cell office:value-type="float" office:value="4989" table:number-columns-spanned="2" table:number-rows-spanned="1" table:style-name="ce7">
            <text:p>4,989</text:p>
          </table:table-cell>
          <table:covered-table-cell/>
          <table:table-cell office:value-type="percentage" office:value="0.72493461203138621" table:style-name="ce4">
            <text:p>72.49%</text:p>
          </table:table-cell>
          <table:table-cell office:value-type="float" office:value="2944.4465824814588" table:number-columns-spanned="2" table:number-rows-spanned="1" table:style-name="ce7">
            <text:p>2,944</text:p>
          </table:table-cell>
          <table:covered-table-cell/>
          <table:table-cell office:value-type="float" office:value="14689844" table:style-name="ce3">
            <text:p>14,689,844</text:p>
          </table:table-cell>
          <table:table-cell office:value-type="float" office:value="20632363" table:style-name="ce3">
            <text:p>20,632,363</text:p>
          </table:table-cell>
          <table:table-cell office:value-type="float" office:value="46909472" table:style-name="ce3">
            <text:p>46,909,4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58];&quot;*&quot;;&quot;&quot;)" table:style-name="ce5">
            <text:p>海灣藝術酒店</text:p>
          </table:table-cell>
          <table:table-cell office:value-type="string" table:style-name="ce5">
            <text:p>Taichung</text:p>
          </table:table-cell>
          <table:table-cell office:value-type="float" office:value="226" table:style-name="ce3">
            <text:p>226</text:p>
          </table:table-cell>
          <table:table-cell office:value-type="float" office:value="5288" table:number-columns-spanned="2" table:number-rows-spanned="1" table:style-name="ce7">
            <text:p>5,288</text:p>
          </table:table-cell>
          <table:covered-table-cell/>
          <table:table-cell office:value-type="percentage" office:value="0.7547816157579218" table:style-name="ce4">
            <text:p>75.48%</text:p>
          </table:table-cell>
          <table:table-cell office:value-type="float" office:value="2160.6874054462928" table:number-columns-spanned="2" table:number-rows-spanned="1" table:style-name="ce7">
            <text:p>2,161</text:p>
          </table:table-cell>
          <table:covered-table-cell/>
          <table:table-cell office:value-type="float" office:value="11425715" table:style-name="ce3">
            <text:p>11,425,715</text:p>
          </table:table-cell>
          <table:table-cell office:value-type="float" office:value="0" table:style-name="ce3">
            <text:p>0</text:p>
          </table:table-cell>
          <table:table-cell office:value-type="float" office:value="11514571" table:style-name="ce3">
            <text:p>11,514,5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59];&quot;*&quot;;&quot;&quot;)" table:style-name="ce5">
            <text:p>裕元花園酒店</text:p>
          </table:table-cell>
          <table:table-cell office:value-type="string" table:style-name="ce5">
            <text:p>Taichung</text:p>
          </table:table-cell>
          <table:table-cell office:value-type="float" office:value="149" table:style-name="ce3">
            <text:p>149</text:p>
          </table:table-cell>
          <table:table-cell office:value-type="float" office:value="3390" table:number-columns-spanned="2" table:number-rows-spanned="1" table:style-name="ce7">
            <text:p>3,390</text:p>
          </table:table-cell>
          <table:covered-table-cell/>
          <table:table-cell office:value-type="percentage" office:value="0.73392509201125788" table:style-name="ce4">
            <text:p>73.39%</text:p>
          </table:table-cell>
          <table:table-cell office:value-type="float" office:value="3129.2082595870211" table:number-columns-spanned="2" table:number-rows-spanned="1" table:style-name="ce7">
            <text:p>3,129</text:p>
          </table:table-cell>
          <table:covered-table-cell/>
          <table:table-cell office:value-type="float" office:value="10608016" table:style-name="ce3">
            <text:p>10,608,016</text:p>
          </table:table-cell>
          <table:table-cell office:value-type="float" office:value="23385482" table:style-name="ce3">
            <text:p>23,385,482</text:p>
          </table:table-cell>
          <table:table-cell office:value-type="float" office:value="38740124" table:style-name="ce3">
            <text:p>38,740,1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0];&quot;*&quot;;&quot;&quot;)" table:style-name="ce5">
            <text:p>台中港酒店</text:p>
          </table:table-cell>
          <table:table-cell office:value-type="string" table:style-name="ce5">
            <text:p>Taichung</text:p>
          </table:table-cell>
          <table:table-cell office:value-type="float" office:value="200" table:style-name="ce3">
            <text:p>200</text:p>
          </table:table-cell>
          <table:table-cell office:value-type="float" office:value="5526" table:number-columns-spanned="2" table:number-rows-spanned="1" table:style-name="ce7">
            <text:p>5,526</text:p>
          </table:table-cell>
          <table:covered-table-cell/>
          <table:table-cell office:value-type="percentage" office:value="0.89129032258064511" table:style-name="ce4">
            <text:p>89.13%</text:p>
          </table:table-cell>
          <table:table-cell office:value-type="float" office:value="2617.919290626131" table:number-columns-spanned="2" table:number-rows-spanned="1" table:style-name="ce7">
            <text:p>2,618</text:p>
          </table:table-cell>
          <table:covered-table-cell/>
          <table:table-cell office:value-type="float" office:value="14466622" table:style-name="ce3">
            <text:p>14,466,622</text:p>
          </table:table-cell>
          <table:table-cell office:value-type="float" office:value="2641437" table:style-name="ce3">
            <text:p>2,641,437</text:p>
          </table:table-cell>
          <table:table-cell office:value-type="float" office:value="18175984" table:style-name="ce3">
            <text:p>18,175,9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1];&quot;*&quot;;&quot;&quot;)" table:style-name="ce5">
            <text:p>花蓮亞士都飯店</text:p>
          </table:table-cell>
          <table:table-cell office:value-type="string" table:style-name="ce5">
            <text:p>Hualien</text:p>
          </table:table-cell>
          <table:table-cell office:value-type="float" office:value="167" table:style-name="ce3">
            <text:p>167</text:p>
          </table:table-cell>
          <table:table-cell office:value-type="float" office:value="3299" table:number-columns-spanned="2" table:number-rows-spanned="1" table:style-name="ce7">
            <text:p>3,299</text:p>
          </table:table-cell>
          <table:covered-table-cell/>
          <table:table-cell office:value-type="percentage" office:value="0.63724164574077646" table:style-name="ce4">
            <text:p>63.72%</text:p>
          </table:table-cell>
          <table:table-cell office:value-type="float" office:value="1394.3619278569261" table:number-columns-spanned="2" table:number-rows-spanned="1" table:style-name="ce7">
            <text:p>1,394</text:p>
          </table:table-cell>
          <table:covered-table-cell/>
          <table:table-cell office:value-type="float" office:value="4600000" table:style-name="ce3">
            <text:p>4,600,000</text:p>
          </table:table-cell>
          <table:table-cell office:value-type="float" office:value="2270000" table:style-name="ce3">
            <text:p>2,270,000</text:p>
          </table:table-cell>
          <table:table-cell office:value-type="float" office:value="6896843" table:style-name="ce3">
            <text:p>6,896,8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2];&quot;*&quot;;&quot;&quot;)" table:style-name="ce5">
            <text:p>花蓮翰品酒店</text:p>
          </table:table-cell>
          <table:table-cell office:value-type="string" table:style-name="ce5">
            <text:p>Hualien</text:p>
          </table:table-cell>
          <table:table-cell office:value-type="float" office:value="197" table:style-name="ce3">
            <text:p>197</text:p>
          </table:table-cell>
          <table:table-cell office:value-type="float" office:value="5337" table:number-columns-spanned="2" table:number-rows-spanned="1" table:style-name="ce7">
            <text:p>5,337</text:p>
          </table:table-cell>
          <table:covered-table-cell/>
          <table:table-cell office:value-type="percentage" office:value="0.87391517930243978" table:style-name="ce4">
            <text:p>87.39%</text:p>
          </table:table-cell>
          <table:table-cell office:value-type="float" office:value="2700.4000374742359" table:number-columns-spanned="2" table:number-rows-spanned="1" table:style-name="ce7">
            <text:p>2,700</text:p>
          </table:table-cell>
          <table:covered-table-cell/>
          <table:table-cell office:value-type="float" office:value="14412035" table:style-name="ce3">
            <text:p>14,412,035</text:p>
          </table:table-cell>
          <table:table-cell office:value-type="float" office:value="12045416" table:style-name="ce3">
            <text:p>12,045,416</text:p>
          </table:table-cell>
          <table:table-cell office:value-type="float" office:value="27361441" table:style-name="ce3">
            <text:p>27,361,4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3];&quot;*&quot;;&quot;&quot;)" table:style-name="ce5">
            <text:p>美侖大飯店</text:p>
          </table:table-cell>
          <table:table-cell office:value-type="string" table:style-name="ce5">
            <text:p>Hualien</text:p>
          </table:table-cell>
          <table:table-cell office:value-type="float" office:value="343" table:style-name="ce3">
            <text:p>343</text:p>
          </table:table-cell>
          <table:table-cell office:value-type="float" office:value="5029" table:number-columns-spanned="2" table:number-rows-spanned="1" table:style-name="ce7">
            <text:p>5,029</text:p>
          </table:table-cell>
          <table:covered-table-cell/>
          <table:table-cell office:value-type="percentage" office:value="0.47296153484435249" table:style-name="ce4">
            <text:p>47.30%</text:p>
          </table:table-cell>
          <table:table-cell office:value-type="float" office:value="2630.1264664943328" table:number-columns-spanned="2" table:number-rows-spanned="1" table:style-name="ce7">
            <text:p>2,630</text:p>
          </table:table-cell>
          <table:covered-table-cell/>
          <table:table-cell office:value-type="float" office:value="13226906" table:style-name="ce3">
            <text:p>13,226,906</text:p>
          </table:table-cell>
          <table:table-cell office:value-type="float" office:value="4344341" table:style-name="ce3">
            <text:p>4,344,341</text:p>
          </table:table-cell>
          <table:table-cell office:value-type="float" office:value="18370532" table:style-name="ce3">
            <text:p>18,370,5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4];&quot;*&quot;;&quot;&quot;)" table:style-name="ce5">
            <text:p>遠雄悅來大飯店</text:p>
          </table:table-cell>
          <table:table-cell office:value-type="string" table:style-name="ce5">
            <text:p>Hualien</text:p>
          </table:table-cell>
          <table:table-cell office:value-type="float" office:value="381" table:style-name="ce3">
            <text:p>381</text:p>
          </table:table-cell>
          <table:table-cell office:value-type="float" office:value="10385" table:number-columns-spanned="2" table:number-rows-spanned="1" table:style-name="ce7">
            <text:p>10,385</text:p>
          </table:table-cell>
          <table:covered-table-cell/>
          <table:table-cell office:value-type="percentage" office:value="0.87926509186351709" table:style-name="ce4">
            <text:p>87.93%</text:p>
          </table:table-cell>
          <table:table-cell office:value-type="float" office:value="3356.9714973519499" table:number-columns-spanned="2" table:number-rows-spanned="1" table:style-name="ce7">
            <text:p>3,357</text:p>
          </table:table-cell>
          <table:covered-table-cell/>
          <table:table-cell office:value-type="float" office:value="34862149" table:style-name="ce3">
            <text:p>34,862,149</text:p>
          </table:table-cell>
          <table:table-cell office:value-type="float" office:value="19787005" table:style-name="ce3">
            <text:p>19,787,005</text:p>
          </table:table-cell>
          <table:table-cell office:value-type="float" office:value="63795957" table:style-name="ce3">
            <text:p>63,795,9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5];&quot;*&quot;;&quot;&quot;)" table:style-name="ce5">
            <text:p>瑞穗天合國際觀光酒店</text:p>
          </table:table-cell>
          <table:table-cell office:value-type="string" table:style-name="ce5">
            <text:p>Hualien</text:p>
          </table:table-cell>
          <table:table-cell office:value-type="float" office:value="198" table:style-name="ce3">
            <text:p>198</text:p>
          </table:table-cell>
          <table:table-cell office:value-type="float" office:value="5184" table:number-columns-spanned="2" table:number-rows-spanned="1" table:style-name="ce7">
            <text:p>5,184</text:p>
          </table:table-cell>
          <table:covered-table-cell/>
          <table:table-cell office:value-type="percentage" office:value="0.84457478005865105" table:style-name="ce4">
            <text:p>84.46%</text:p>
          </table:table-cell>
          <table:table-cell office:value-type="float" office:value="7665.4060570987658" table:number-columns-spanned="2" table:number-rows-spanned="1" table:style-name="ce7">
            <text:p>7,665</text:p>
          </table:table-cell>
          <table:covered-table-cell/>
          <table:table-cell office:value-type="float" office:value="39737465" table:style-name="ce3">
            <text:p>39,737,465</text:p>
          </table:table-cell>
          <table:table-cell office:value-type="float" office:value="17865536" table:style-name="ce3">
            <text:p>17,865,536</text:p>
          </table:table-cell>
          <table:table-cell office:value-type="float" office:value="68240099" table:style-name="ce3">
            <text:p>68,240,0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6];&quot;*&quot;;&quot;&quot;)" table:style-name="ce5">
            <text:p>尊爵天際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0" table:style-name="ce3">
            <text:p>250</text:p>
          </table:table-cell>
          <table:table-cell office:value-type="float" office:value="2788" table:number-columns-spanned="2" table:number-rows-spanned="1" table:style-name="ce7">
            <text:p>2,788</text:p>
          </table:table-cell>
          <table:covered-table-cell/>
          <table:table-cell office:value-type="percentage" office:value="0.35974193548387101" table:style-name="ce4">
            <text:p>35.97%</text:p>
          </table:table-cell>
          <table:table-cell office:value-type="float" office:value="2088.344691535151" table:number-columns-spanned="2" table:number-rows-spanned="1" table:style-name="ce7">
            <text:p>2,088</text:p>
          </table:table-cell>
          <table:covered-table-cell/>
          <table:table-cell office:value-type="float" office:value="5822305" table:style-name="ce3">
            <text:p>5,822,305</text:p>
          </table:table-cell>
          <table:table-cell office:value-type="float" office:value="22631899" table:style-name="ce3">
            <text:p>22,631,899</text:p>
          </table:table-cell>
          <table:table-cell office:value-type="float" office:value="28620998" table:style-name="ce3">
            <text:p>28,620,9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67];&quot;*&quot;;&quot;&quot;)" table:style-name="ce5">
            <text:p>南方莊園渡假飯店</text:p>
          </table:table-cell>
          <table:table-cell office:value-type="string" table:style-name="ce5">
            <text:p>Taoyuan-Hsinchu-Miaoli</text:p>
          </table:table-cell>
          <table:table-cell office:value-type="float" office:value="111" table:style-name="ce3">
            <text:p>111</text:p>
          </table:table-cell>
          <table:table-cell office:value-type="float" office:value="1862" table:number-columns-spanned="2" table:number-rows-spanned="1" table:style-name="ce7">
            <text:p>1,862</text:p>
          </table:table-cell>
          <table:covered-table-cell/>
          <table:table-cell office:value-type="percentage" office:value="0.54112176692821856" table:style-name="ce4">
            <text:p>54.11%</text:p>
          </table:table-cell>
          <table:table-cell office:value-type="float" office:value="4498.4199785177216" table:number-columns-spanned="2" table:number-rows-spanned="1" table:style-name="ce7">
            <text:p>4,498</text:p>
          </table:table-cell>
          <table:covered-table-cell/>
          <table:table-cell office:value-type="float" office:value="8376058" table:style-name="ce3">
            <text:p>8,376,058</text:p>
          </table:table-cell>
          <table:table-cell office:value-type="float" office:value="12141679" table:style-name="ce3">
            <text:p>12,141,679</text:p>
          </table:table-cell>
          <table:table-cell office:value-type="float" office:value="27671291" table:style-name="ce3">
            <text:p>27,671,2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68];&quot;*&quot;;&quot;&quot;)" table:style-name="ce5">
            <text:p>台北諾富特華航桃園機場飯店</text:p>
          </table:table-cell>
          <table:table-cell office:value-type="string" table:style-name="ce5">
            <text:p>Taoyuan-Hsinchu-Miaoli</text:p>
          </table:table-cell>
          <table:table-cell office:value-type="float" office:value="516" table:style-name="ce3">
            <text:p>516</text:p>
          </table:table-cell>
          <table:table-cell office:value-type="float" office:value="6645" table:number-columns-spanned="2" table:number-rows-spanned="1" table:style-name="ce7">
            <text:p>6,645</text:p>
          </table:table-cell>
          <table:covered-table-cell/>
          <table:table-cell office:value-type="percentage" office:value="0.41541635408852212" table:style-name="ce4">
            <text:p>41.54%</text:p>
          </table:table-cell>
          <table:table-cell office:value-type="float" office:value="3132.7283671933778" table:number-columns-spanned="2" table:number-rows-spanned="1" table:style-name="ce7">
            <text:p>3,133</text:p>
          </table:table-cell>
          <table:covered-table-cell/>
          <table:table-cell office:value-type="float" office:value="20816980" table:style-name="ce3">
            <text:p>20,816,980</text:p>
          </table:table-cell>
          <table:table-cell office:value-type="float" office:value="12783318" table:style-name="ce3">
            <text:p>12,783,318</text:p>
          </table:table-cell>
          <table:table-cell office:value-type="float" office:value="37676408" table:style-name="ce3">
            <text:p>37,676,4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69];&quot;*&quot;;&quot;&quot;)" table:style-name="ce5">
            <text:p>桃園喜來登酒店</text:p>
          </table:table-cell>
          <table:table-cell office:value-type="string" table:style-name="ce5">
            <text:p>Taoyuan-Hsinchu-Miaoli</text:p>
          </table:table-cell>
          <table:table-cell office:value-type="float" office:value="190" table:style-name="ce3">
            <text:p>190</text:p>
          </table:table-cell>
          <table:table-cell office:value-type="float" office:value="2644" table:number-columns-spanned="2" table:number-rows-spanned="1" table:style-name="ce7">
            <text:p>2,644</text:p>
          </table:table-cell>
          <table:covered-table-cell/>
          <table:table-cell office:value-type="percentage" office:value="0.44889643463497447" table:style-name="ce4">
            <text:p>44.89%</text:p>
          </table:table-cell>
          <table:table-cell office:value-type="float" office:value="2099.7670196671711" table:number-columns-spanned="2" table:number-rows-spanned="1" table:style-name="ce7">
            <text:p>2,100</text:p>
          </table:table-cell>
          <table:covered-table-cell/>
          <table:table-cell office:value-type="float" office:value="5551784" table:style-name="ce3">
            <text:p>5,551,784</text:p>
          </table:table-cell>
          <table:table-cell office:value-type="float" office:value="11937899" table:style-name="ce3">
            <text:p>11,937,899</text:p>
          </table:table-cell>
          <table:table-cell office:value-type="float" office:value="19116993" table:style-name="ce3">
            <text:p>19,116,9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名人堂花園大飯店</text:p>
          </table:table-cell>
          <table:covered-table-cell table:number-columns-repeated="4"/>
          <table:table-cell office:value-type="string" office:string-value="名人堂花園大飯店" table:formula="of:=SUBSTITUTE([.A70];&quot;*&quot;;&quot;&quot;)" table:style-name="ce5">
            <text:p>名人堂花園大飯店</text:p>
          </table:table-cell>
          <table:table-cell office:value-type="string" table:style-name="ce5">
            <text:p>Taoyuan-Hsinchu-Miaoli</text:p>
          </table:table-cell>
          <table:table-cell office:value-type="float" office:value="128" table:style-name="ce3">
            <text:p>128</text:p>
          </table:table-cell>
          <table:table-cell office:value-type="float" office:value="2285" table:number-columns-spanned="2" table:number-rows-spanned="1" table:style-name="ce7">
            <text:p>2,285</text:p>
          </table:table-cell>
          <table:covered-table-cell/>
          <table:table-cell office:value-type="percentage" office:value="0.57585685483870963" table:style-name="ce4">
            <text:p>57.59%</text:p>
          </table:table-cell>
          <table:table-cell office:value-type="float" office:value="5141.1606126914658" table:number-columns-spanned="2" table:number-rows-spanned="1" table:style-name="ce7">
            <text:p>5,141</text:p>
          </table:table-cell>
          <table:covered-table-cell/>
          <table:table-cell office:value-type="float" office:value="11747552" table:style-name="ce3">
            <text:p>11,747,552</text:p>
          </table:table-cell>
          <table:table-cell office:value-type="float" office:value="18947640" table:style-name="ce3">
            <text:p>18,947,640</text:p>
          </table:table-cell>
          <table:table-cell office:value-type="float" office:value="39564907" table:style-name="ce3">
            <text:p>39,564,9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和逸飯店桃園青埔館</text:p>
          </table:table-cell>
          <table:covered-table-cell table:number-columns-repeated="4"/>
          <table:table-cell office:value-type="string" office:string-value="和逸飯店桃園青埔館" table:formula="of:=SUBSTITUTE([.A71];&quot;*&quot;;&quot;&quot;)" table:style-name="ce5">
            <text:p>和逸飯店桃園青埔館</text:p>
          </table:table-cell>
          <table:table-cell office:value-type="string" table:style-name="ce5">
            <text:p>Taoyuan-Hsinchu-Miaoli</text:p>
          </table:table-cell>
          <table:table-cell office:value-type="float" office:value="218" table:style-name="ce3">
            <text:p>218</text:p>
          </table:table-cell>
          <table:table-cell office:value-type="float" office:value="5422" table:number-columns-spanned="2" table:number-rows-spanned="1" table:style-name="ce7">
            <text:p>5,422</text:p>
          </table:table-cell>
          <table:covered-table-cell/>
          <table:table-cell office:value-type="percentage" office:value="0.80230837525895238" table:style-name="ce4">
            <text:p>80.23%</text:p>
          </table:table-cell>
          <table:table-cell office:value-type="float" office:value="4629.8707119144228" table:number-columns-spanned="2" table:number-rows-spanned="1" table:style-name="ce7">
            <text:p>4,630</text:p>
          </table:table-cell>
          <table:covered-table-cell/>
          <table:table-cell office:value-type="float" office:value="25103159" table:style-name="ce3">
            <text:p>25,103,159</text:p>
          </table:table-cell>
          <table:table-cell office:value-type="float" office:value="23107485" table:style-name="ce3">
            <text:p>23,107,485</text:p>
          </table:table-cell>
          <table:table-cell office:value-type="float" office:value="53312416" table:style-name="ce3">
            <text:p>53,312,4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2];&quot;*&quot;;&quot;&quot;)" table:style-name="ce5">
            <text:p>新竹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6" table:style-name="ce3">
            <text:p>386</text:p>
          </table:table-cell>
          <table:table-cell office:value-type="float" office:value="7142" table:number-columns-spanned="2" table:number-rows-spanned="1" table:style-name="ce7">
            <text:p>7,142</text:p>
          </table:table-cell>
          <table:covered-table-cell/>
          <table:table-cell office:value-type="percentage" office:value="0.5968577636637139" table:style-name="ce4">
            <text:p>59.69%</text:p>
          </table:table-cell>
          <table:table-cell office:value-type="float" office:value="2654.65415849902" table:number-columns-spanned="2" table:number-rows-spanned="1" table:style-name="ce7">
            <text:p>2,655</text:p>
          </table:table-cell>
          <table:covered-table-cell/>
          <table:table-cell office:value-type="float" office:value="18959540" table:style-name="ce3">
            <text:p>18,959,540</text:p>
          </table:table-cell>
          <table:table-cell office:value-type="float" office:value="46121111" table:style-name="ce3">
            <text:p>46,121,111</text:p>
          </table:table-cell>
          <table:table-cell office:value-type="float" office:value="72032046" table:style-name="ce3">
            <text:p>72,032,0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3];&quot;*&quot;;&quot;&quot;)" table:style-name="ce5">
            <text:p>新竹老爺大酒店</text:p>
          </table:table-cell>
          <table:table-cell office:value-type="string" table:style-name="ce5">
            <text:p>Taoyuan-Hsinchu-Miaoli</text:p>
          </table:table-cell>
          <table:table-cell office:value-type="float" office:value="208" table:style-name="ce3">
            <text:p>208</text:p>
          </table:table-cell>
          <table:table-cell office:value-type="float" office:value="3361" table:number-columns-spanned="2" table:number-rows-spanned="1" table:style-name="ce7">
            <text:p>3,361</text:p>
          </table:table-cell>
          <table:covered-table-cell/>
          <table:table-cell office:value-type="percentage" office:value="0.52124689826302728" table:style-name="ce4">
            <text:p>52.12%</text:p>
          </table:table-cell>
          <table:table-cell office:value-type="float" office:value="2665.8830705147279" table:number-columns-spanned="2" table:number-rows-spanned="1" table:style-name="ce7">
            <text:p>2,666</text:p>
          </table:table-cell>
          <table:covered-table-cell/>
          <table:table-cell office:value-type="float" office:value="8960033" table:style-name="ce3">
            <text:p>8,960,033</text:p>
          </table:table-cell>
          <table:table-cell office:value-type="float" office:value="18362896" table:style-name="ce3">
            <text:p>18,362,896</text:p>
          </table:table-cell>
          <table:table-cell office:value-type="float" office:value="28180356" table:style-name="ce3">
            <text:p>28,180,3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4];&quot;*&quot;;&quot;&quot;)" table:style-name="ce5">
            <text:p>新竹國賓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7" table:style-name="ce3">
            <text:p>257</text:p>
          </table:table-cell>
          <table:table-cell office:value-type="float" office:value="3557" table:number-columns-spanned="2" table:number-rows-spanned="1" table:style-name="ce7">
            <text:p>3,557</text:p>
          </table:table-cell>
          <table:covered-table-cell/>
          <table:table-cell office:value-type="percentage" office:value="0.44646667503451742" table:style-name="ce4">
            <text:p>44.65%</text:p>
          </table:table-cell>
          <table:table-cell office:value-type="float" office:value="2977.0938993533882" table:number-columns-spanned="2" table:number-rows-spanned="1" table:style-name="ce7">
            <text:p>2,977</text:p>
          </table:table-cell>
          <table:covered-table-cell/>
          <table:table-cell office:value-type="float" office:value="10589523" table:style-name="ce3">
            <text:p>10,589,523</text:p>
          </table:table-cell>
          <table:table-cell office:value-type="float" office:value="31405144" table:style-name="ce3">
            <text:p>31,405,144</text:p>
          </table:table-cell>
          <table:table-cell office:value-type="float" office:value="45662146" table:style-name="ce3">
            <text:p>45,662,1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5];&quot;*&quot;;&quot;&quot;)" table:style-name="ce5">
            <text:p>尊爵大飯店</text:p>
          </table:table-cell>
          <table:table-cell office:value-type="string" table:style-name="ce5">
            <text:p>Taoyuan-Hsinchu-Miaoli</text:p>
          </table:table-cell>
          <table:table-cell office:value-type="float" office:value="231" table:style-name="ce3">
            <text:p>231</text:p>
          </table:table-cell>
          <table:table-cell office:value-type="float" office:value="2287" table:number-columns-spanned="2" table:number-rows-spanned="1" table:style-name="ce7">
            <text:p>2,287</text:p>
          </table:table-cell>
          <table:covered-table-cell/>
          <table:table-cell office:value-type="percentage" office:value="0.31936880323977102" table:style-name="ce4">
            <text:p>31.94%</text:p>
          </table:table-cell>
          <table:table-cell office:value-type="float" office:value="2438.0699606471362" table:number-columns-spanned="2" table:number-rows-spanned="1" table:style-name="ce7">
            <text:p>2,438</text:p>
          </table:table-cell>
          <table:covered-table-cell/>
          <table:table-cell office:value-type="float" office:value="5575866" table:style-name="ce3">
            <text:p>5,575,866</text:p>
          </table:table-cell>
          <table:table-cell office:value-type="float" office:value="11834947" table:style-name="ce3">
            <text:p>11,834,947</text:p>
          </table:table-cell>
          <table:table-cell office:value-type="float" office:value="18399648" table:style-name="ce3">
            <text:p>18,399,6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6];&quot;*&quot;;&quot;&quot;)" table:style-name="ce5">
            <text:p>古華花園飯店</text:p>
          </table:table-cell>
          <table:table-cell office:value-type="string" table:style-name="ce5">
            <text:p>Taoyuan-Hsinchu-Miaoli</text:p>
          </table:table-cell>
          <table:table-cell office:value-type="float" office:value="255" table:style-name="ce3">
            <text:p>255</text:p>
          </table:table-cell>
          <table:table-cell office:value-type="float" office:value="5079" table:number-columns-spanned="2" table:number-rows-spanned="1" table:style-name="ce7">
            <text:p>5,079</text:p>
          </table:table-cell>
          <table:covered-table-cell/>
          <table:table-cell office:value-type="percentage" office:value="0.64250474383301703" table:style-name="ce4">
            <text:p>64.25%</text:p>
          </table:table-cell>
          <table:table-cell office:value-type="float" office:value="2975.46426461902" table:number-columns-spanned="2" table:number-rows-spanned="1" table:style-name="ce7">
            <text:p>2,975</text:p>
          </table:table-cell>
          <table:covered-table-cell/>
          <table:table-cell office:value-type="float" office:value="15112383" table:style-name="ce3">
            <text:p>15,112,383</text:p>
          </table:table-cell>
          <table:table-cell office:value-type="float" office:value="16372944" table:style-name="ce3">
            <text:p>16,372,944</text:p>
          </table:table-cell>
          <table:table-cell office:value-type="float" office:value="32456680" table:style-name="ce3">
            <text:p>32,456,6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7];&quot;*&quot;;&quot;&quot;)" table:style-name="ce5">
            <text:p>福容大飯店 <text:s text:c="2"/>桃園</text:p>
          </table:table-cell>
          <table:table-cell office:value-type="string" table:style-name="ce5">
            <text:p>Taoyuan-Hsinchu-Miaoli</text:p>
          </table:table-cell>
          <table:table-cell office:value-type="float" office:value="182" table:style-name="ce3">
            <text:p>182</text:p>
          </table:table-cell>
          <table:table-cell office:value-type="float" office:value="2457" table:number-columns-spanned="2" table:number-rows-spanned="1" table:style-name="ce7">
            <text:p>2,457</text:p>
          </table:table-cell>
          <table:covered-table-cell/>
          <table:table-cell office:value-type="percentage" office:value="0.43548387096774188" table:style-name="ce4">
            <text:p>43.55%</text:p>
          </table:table-cell>
          <table:table-cell office:value-type="float" office:value="2202.8909238909241" table:number-columns-spanned="2" table:number-rows-spanned="1" table:style-name="ce7">
            <text:p>2,203</text:p>
          </table:table-cell>
          <table:covered-table-cell/>
          <table:table-cell office:value-type="float" office:value="5412503" table:style-name="ce3">
            <text:p>5,412,503</text:p>
          </table:table-cell>
          <table:table-cell office:value-type="float" office:value="4920182" table:style-name="ce3">
            <text:p>4,920,182</text:p>
          </table:table-cell>
          <table:table-cell office:value-type="float" office:value="10845840" table:style-name="ce3">
            <text:p>10,845,8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8];&quot;*&quot;;&quot;&quot;)" table:style-name="ce5">
            <text:p>福容大飯店 林口</text:p>
          </table:table-cell>
          <table:table-cell office:value-type="string" table:style-name="ce5">
            <text:p>Taoyuan-Hsinchu-Miaoli</text:p>
          </table:table-cell>
          <table:table-cell office:value-type="float" office:value="149" table:style-name="ce3">
            <text:p>149</text:p>
          </table:table-cell>
          <table:table-cell office:value-type="float" office:value="2690" table:number-columns-spanned="2" table:number-rows-spanned="1" table:style-name="ce7">
            <text:p>2,690</text:p>
          </table:table-cell>
          <table:covered-table-cell/>
          <table:table-cell office:value-type="percentage" office:value="0.58237713790863821" table:style-name="ce4">
            <text:p>58.24%</text:p>
          </table:table-cell>
          <table:table-cell office:value-type="float" office:value="2479.313011152416" table:number-columns-spanned="2" table:number-rows-spanned="1" table:style-name="ce7">
            <text:p>2,479</text:p>
          </table:table-cell>
          <table:covered-table-cell/>
          <table:table-cell office:value-type="float" office:value="6669352" table:style-name="ce3">
            <text:p>6,669,352</text:p>
          </table:table-cell>
          <table:table-cell office:value-type="float" office:value="2583137" table:style-name="ce3">
            <text:p>2,583,137</text:p>
          </table:table-cell>
          <table:table-cell office:value-type="float" office:value="9271230" table:style-name="ce3">
            <text:p>9,271,2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79];&quot;*&quot;;&quot;&quot;)" table:style-name="ce5">
            <text:p>豐邑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4" table:style-name="ce3">
            <text:p>384</text:p>
          </table:table-cell>
          <table:table-cell office:value-type="float" office:value="1786" table:number-columns-spanned="2" table:number-rows-spanned="1" table:style-name="ce7">
            <text:p>1,786</text:p>
          </table:table-cell>
          <table:covered-table-cell/>
          <table:table-cell office:value-type="percentage" office:value="0.1500336021505376" table:style-name="ce4">
            <text:p>15.00%</text:p>
          </table:table-cell>
          <table:table-cell office:value-type="float" office:value="2653.910974244121" table:number-columns-spanned="2" table:number-rows-spanned="1" table:style-name="ce7">
            <text:p>2,654</text:p>
          </table:table-cell>
          <table:covered-table-cell/>
          <table:table-cell office:value-type="float" office:value="4739885" table:style-name="ce3">
            <text:p>4,739,885</text:p>
          </table:table-cell>
          <table:table-cell office:value-type="float" office:value="3816176" table:style-name="ce3">
            <text:p>3,816,176</text:p>
          </table:table-cell>
          <table:table-cell office:value-type="float" office:value="9257912" table:style-name="ce3">
            <text:p>9,257,9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0];&quot;*&quot;;&quot;&quot;)" table:style-name="ce5">
            <text:p>馥藝金鬱金香酒店</text:p>
          </table:table-cell>
          <table:table-cell office:value-type="string" table:style-name="ce5">
            <text:p>Taoyuan-Hsinchu-Miaoli</text:p>
          </table:table-cell>
          <table:table-cell office:value-type="float" office:value="191" table:style-name="ce3">
            <text:p>191</text:p>
          </table:table-cell>
          <table:table-cell office:value-type="float" office:value="4433" table:number-columns-spanned="2" table:number-rows-spanned="1" table:style-name="ce7">
            <text:p>4,433</text:p>
          </table:table-cell>
          <table:covered-table-cell/>
          <table:table-cell office:value-type="percentage" office:value="0.74869109947643975" table:style-name="ce4">
            <text:p>74.87%</text:p>
          </table:table-cell>
          <table:table-cell office:value-type="float" office:value="2072.4800360929389" table:number-columns-spanned="2" table:number-rows-spanned="1" table:style-name="ce7">
            <text:p>2,072</text:p>
          </table:table-cell>
          <table:covered-table-cell/>
          <table:table-cell office:value-type="float" office:value="9187304" table:style-name="ce3">
            <text:p>9,187,304</text:p>
          </table:table-cell>
          <table:table-cell office:value-type="float" office:value="6758951" table:style-name="ce3">
            <text:p>6,758,951</text:p>
          </table:table-cell>
          <table:table-cell office:value-type="float" office:value="16301042" table:style-name="ce3">
            <text:p>16,301,0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1];&quot;*&quot;;&quot;&quot;)" table:style-name="ce5">
            <text:p>陽明山中國麗緻大飯店</text:p>
          </table:table-cell>
          <table:table-cell office:value-type="string" table:style-name="ce5">
            <text:p>Scenery</text:p>
          </table:table-cell>
          <table:table-cell office:value-type="float" office:value="47" table:style-name="ce3">
            <text:p>47</text:p>
          </table:table-cell>
          <table:table-cell office:value-type="float" office:value="713" table:number-columns-spanned="2" table:number-rows-spanned="1" table:style-name="ce7">
            <text:p>713</text:p>
          </table:table-cell>
          <table:covered-table-cell/>
          <table:table-cell office:value-type="percentage" office:value="0.48936170212765961" table:style-name="ce4">
            <text:p>48.94%</text:p>
          </table:table-cell>
          <table:table-cell office:value-type="float" office:value="4184.5007012622718" table:number-columns-spanned="2" table:number-rows-spanned="1" table:style-name="ce7">
            <text:p>4,185</text:p>
          </table:table-cell>
          <table:covered-table-cell/>
          <table:table-cell office:value-type="float" office:value="2983549" table:style-name="ce3">
            <text:p>2,983,549</text:p>
          </table:table-cell>
          <table:table-cell office:value-type="float" office:value="2542720" table:style-name="ce3">
            <text:p>2,542,720</text:p>
          </table:table-cell>
          <table:table-cell office:value-type="float" office:value="7653007" table:style-name="ce3">
            <text:p>7,653,0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2];&quot;*&quot;;&quot;&quot;)" table:style-name="ce5">
            <text:p>趣淘漫旅</text:p>
          </table:table-cell>
          <table:table-cell office:value-type="string" table:style-name="ce5">
            <text:p>Scenery</text:p>
          </table:table-cell>
          <table:table-cell office:value-type="float" office:value="198" table:style-name="ce3">
            <text:p>198</text:p>
          </table:table-cell>
          <table:table-cell office:value-type="float" office:value="5448" table:number-columns-spanned="2" table:number-rows-spanned="1" table:style-name="ce7">
            <text:p>5,448</text:p>
          </table:table-cell>
          <table:covered-table-cell/>
          <table:table-cell office:value-type="percentage" office:value="0.88758553274682306" table:style-name="ce4">
            <text:p>88.76%</text:p>
          </table:table-cell>
          <table:table-cell office:value-type="float" office:value="2882.4306167400882" table:number-columns-spanned="2" table:number-rows-spanned="1" table:style-name="ce7">
            <text:p>2,882</text:p>
          </table:table-cell>
          <table:covered-table-cell/>
          <table:table-cell office:value-type="float" office:value="15703482" table:style-name="ce3">
            <text:p>15,703,482</text:p>
          </table:table-cell>
          <table:table-cell office:value-type="float" office:value="3776666" table:style-name="ce3">
            <text:p>3,776,666</text:p>
          </table:table-cell>
          <table:table-cell office:value-type="float" office:value="21530259" table:style-name="ce3">
            <text:p>21,530,2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3];&quot;*&quot;;&quot;&quot;)" table:style-name="ce5">
            <text:p>高雄圓山大飯店</text:p>
          </table:table-cell>
          <table:table-cell office:value-type="string" table:style-name="ce5">
            <text:p>Scenery</text:p>
          </table:table-cell>
          <table:table-cell office:value-type="float" office:value="107" table:style-name="ce3">
            <text:p>107</text:p>
          </table:table-cell>
          <table:table-cell office:value-type="float" office:value="1922" table:number-columns-spanned="2" table:number-rows-spanned="1" table:style-name="ce7">
            <text:p>1,922</text:p>
          </table:table-cell>
          <table:covered-table-cell/>
          <table:table-cell office:value-type="percentage" office:value="0.57943925233644855" table:style-name="ce4">
            <text:p>57.94%</text:p>
          </table:table-cell>
          <table:table-cell office:value-type="float" office:value="2628.6821019771069" table:number-columns-spanned="2" table:number-rows-spanned="1" table:style-name="ce7">
            <text:p>2,629</text:p>
          </table:table-cell>
          <table:covered-table-cell/>
          <table:table-cell office:value-type="float" office:value="5052327" table:style-name="ce3">
            <text:p>5,052,327</text:p>
          </table:table-cell>
          <table:table-cell office:value-type="float" office:value="13423567" table:style-name="ce3">
            <text:p>13,423,567</text:p>
          </table:table-cell>
          <table:table-cell office:value-type="float" office:value="19760874" table:style-name="ce3">
            <text:p>19,760,8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4];&quot;*&quot;;&quot;&quot;)" table:style-name="ce5">
            <text:p>礁溪老爺大酒店</text:p>
          </table:table-cell>
          <table:table-cell office:value-type="string" table:style-name="ce5">
            <text:p>Scenery</text:p>
          </table:table-cell>
          <table:table-cell office:value-type="float" office:value="197" table:style-name="ce3">
            <text:p>197</text:p>
          </table:table-cell>
          <table:table-cell office:value-type="float" office:value="5159" table:number-columns-spanned="2" table:number-rows-spanned="1" table:style-name="ce7">
            <text:p>5,159</text:p>
          </table:table-cell>
          <table:covered-table-cell/>
          <table:table-cell office:value-type="percentage" office:value="0.84476829867365322" table:style-name="ce4">
            <text:p>84.48%</text:p>
          </table:table-cell>
          <table:table-cell office:value-type="float" office:value="7067.7098274859472" table:number-columns-spanned="2" table:number-rows-spanned="1" table:style-name="ce7">
            <text:p>7,068</text:p>
          </table:table-cell>
          <table:covered-table-cell/>
          <table:table-cell office:value-type="float" office:value="36462315" table:style-name="ce3">
            <text:p>36,462,315</text:p>
          </table:table-cell>
          <table:table-cell office:value-type="float" office:value="22246533" table:style-name="ce3">
            <text:p>22,246,533</text:p>
          </table:table-cell>
          <table:table-cell office:value-type="float" office:value="71397964" table:style-name="ce3">
            <text:p>71,397,9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5];&quot;*&quot;;&quot;&quot;)" table:style-name="ce5">
            <text:p>涵碧樓大飯店</text:p>
          </table:table-cell>
          <table:table-cell office:value-type="string" table:style-name="ce5">
            <text:p>Scenery</text:p>
          </table:table-cell>
          <table:table-cell office:value-type="float" office:value="96" table:style-name="ce3">
            <text:p>96</text:p>
          </table:table-cell>
          <table:table-cell office:value-type="float" office:value="2606" table:number-columns-spanned="2" table:number-rows-spanned="1" table:style-name="ce7">
            <text:p>2,606</text:p>
          </table:table-cell>
          <table:covered-table-cell/>
          <table:table-cell office:value-type="percentage" office:value="0.87567204301075274" table:style-name="ce4">
            <text:p>87.57%</text:p>
          </table:table-cell>
          <table:table-cell office:value-type="float" office:value="15458.825402916351" table:number-columns-spanned="2" table:number-rows-spanned="1" table:style-name="ce7">
            <text:p>15,459</text:p>
          </table:table-cell>
          <table:covered-table-cell/>
          <table:table-cell office:value-type="float" office:value="40285699" table:style-name="ce3">
            <text:p>40,285,699</text:p>
          </table:table-cell>
          <table:table-cell office:value-type="float" office:value="9994198" table:style-name="ce3">
            <text:p>9,994,198</text:p>
          </table:table-cell>
          <table:table-cell office:value-type="float" office:value="56563066" table:style-name="ce3">
            <text:p>56,563,0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6];&quot;*&quot;;&quot;&quot;)" table:style-name="ce5">
            <text:p>雲品溫泉酒店日月潭</text:p>
          </table:table-cell>
          <table:table-cell office:value-type="string" table:style-name="ce5">
            <text:p>Scenery</text:p>
          </table:table-cell>
          <table:table-cell office:value-type="float" office:value="211" table:style-name="ce3">
            <text:p>211</text:p>
          </table:table-cell>
          <table:table-cell office:value-type="float" office:value="6067" table:number-columns-spanned="2" table:number-rows-spanned="1" table:style-name="ce7">
            <text:p>6,067</text:p>
          </table:table-cell>
          <table:covered-table-cell/>
          <table:table-cell office:value-type="percentage" office:value="0.92753401620547316" table:style-name="ce4">
            <text:p>92.75%</text:p>
          </table:table-cell>
          <table:table-cell office:value-type="float" office:value="9385.0908191857598" table:number-columns-spanned="2" table:number-rows-spanned="1" table:style-name="ce7">
            <text:p>9,385</text:p>
          </table:table-cell>
          <table:covered-table-cell/>
          <table:table-cell office:value-type="float" office:value="56939346" table:style-name="ce3">
            <text:p>56,939,346</text:p>
          </table:table-cell>
          <table:table-cell office:value-type="float" office:value="29921550" table:style-name="ce3">
            <text:p>29,921,550</text:p>
          </table:table-cell>
          <table:table-cell office:value-type="float" office:value="93024446" table:style-name="ce3">
            <text:p>93,024,4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7];&quot;*&quot;;&quot;&quot;)" table:style-name="ce5">
            <text:p>日月行館</text:p>
          </table:table-cell>
          <table:table-cell office:value-type="string" table:style-name="ce5">
            <text:p>Scenery</text:p>
          </table:table-cell>
          <table:table-cell office:value-type="float" office:value="92" table:style-name="ce3">
            <text:p>92</text:p>
          </table:table-cell>
          <table:table-cell office:value-type="float" office:value="1048" table:number-columns-spanned="2" table:number-rows-spanned="1" table:style-name="ce7">
            <text:p>1,048</text:p>
          </table:table-cell>
          <table:covered-table-cell/>
          <table:table-cell office:value-type="percentage" office:value="0.36746143057503511" table:style-name="ce4">
            <text:p>36.75%</text:p>
          </table:table-cell>
          <table:table-cell office:value-type="float" office:value="14309.9322519084" table:number-columns-spanned="2" table:number-rows-spanned="1" table:style-name="ce7">
            <text:p>14,310</text:p>
          </table:table-cell>
          <table:covered-table-cell/>
          <table:table-cell office:value-type="float" office:value="14996809" table:style-name="ce3">
            <text:p>14,996,809</text:p>
          </table:table-cell>
          <table:table-cell office:value-type="float" office:value="715640" table:style-name="ce3">
            <text:p>715,640</text:p>
          </table:table-cell>
          <table:table-cell office:value-type="float" office:value="16284757" table:style-name="ce3">
            <text:p>16,284,7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8];&quot;*&quot;;&quot;&quot;)" table:style-name="ce5">
            <text:p>凱撒大飯店</text:p>
          </table:table-cell>
          <table:table-cell office:value-type="string" table:style-name="ce5">
            <text:p>Scenery</text:p>
          </table:table-cell>
          <table:table-cell office:value-type="float" office:value="281" table:style-name="ce3">
            <text:p>281</text:p>
          </table:table-cell>
          <table:table-cell office:value-type="float" office:value="8687" table:number-columns-spanned="2" table:number-rows-spanned="1" table:style-name="ce7">
            <text:p>8,687</text:p>
          </table:table-cell>
          <table:covered-table-cell/>
          <table:table-cell office:value-type="percentage" office:value="0.99724486281712776" table:style-name="ce4">
            <text:p>99.72%</text:p>
          </table:table-cell>
          <table:table-cell office:value-type="float" office:value="6059.3284217796709" table:number-columns-spanned="2" table:number-rows-spanned="1" table:style-name="ce7">
            <text:p>6,059</text:p>
          </table:table-cell>
          <table:covered-table-cell/>
          <table:table-cell office:value-type="float" office:value="52637386" table:style-name="ce3">
            <text:p>52,637,386</text:p>
          </table:table-cell>
          <table:table-cell office:value-type="float" office:value="10026884" table:style-name="ce3">
            <text:p>10,026,884</text:p>
          </table:table-cell>
          <table:table-cell office:value-type="float" office:value="65243498" table:style-name="ce3">
            <text:p>65,243,4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89];&quot;*&quot;;&quot;&quot;)" table:style-name="ce5">
            <text:p>墾丁福華渡假飯店</text:p>
          </table:table-cell>
          <table:table-cell office:value-type="string" table:style-name="ce5">
            <text:p>Scenery</text:p>
          </table:table-cell>
          <table:table-cell office:value-type="float" office:value="458" table:style-name="ce3">
            <text:p>458</text:p>
          </table:table-cell>
          <table:table-cell office:value-type="float" office:value="9542" table:number-columns-spanned="2" table:number-rows-spanned="1" table:style-name="ce7">
            <text:p>9,542</text:p>
          </table:table-cell>
          <table:covered-table-cell/>
          <table:table-cell office:value-type="percentage" office:value="0.67206648823777992" table:style-name="ce4">
            <text:p>67.21%</text:p>
          </table:table-cell>
          <table:table-cell office:value-type="float" office:value="3853.366694613288" table:number-columns-spanned="2" table:number-rows-spanned="1" table:style-name="ce7">
            <text:p>3,853</text:p>
          </table:table-cell>
          <table:covered-table-cell/>
          <table:table-cell office:value-type="float" office:value="36768825" table:style-name="ce3">
            <text:p>36,768,825</text:p>
          </table:table-cell>
          <table:table-cell office:value-type="float" office:value="11789177" table:style-name="ce3">
            <text:p>11,789,177</text:p>
          </table:table-cell>
          <table:table-cell office:value-type="float" office:value="49792342" table:style-name="ce3">
            <text:p>49,792,3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0];&quot;*&quot;;&quot;&quot;)" table:style-name="ce5">
            <text:p>知本老爺大酒店</text:p>
          </table:table-cell>
          <table:table-cell office:value-type="string" table:style-name="ce5">
            <text:p>Scenery</text:p>
          </table:table-cell>
          <table:table-cell office:value-type="float" office:value="182" table:style-name="ce3">
            <text:p>182</text:p>
          </table:table-cell>
          <table:table-cell office:value-type="float" office:value="5318" table:number-columns-spanned="2" table:number-rows-spanned="1" table:style-name="ce7">
            <text:p>5,318</text:p>
          </table:table-cell>
          <table:covered-table-cell/>
          <table:table-cell office:value-type="percentage" office:value="0.94257355547678123" table:style-name="ce4">
            <text:p>94.26%</text:p>
          </table:table-cell>
          <table:table-cell office:value-type="float" office:value="4740.7326062429483" table:number-columns-spanned="2" table:number-rows-spanned="1" table:style-name="ce7">
            <text:p>4,741</text:p>
          </table:table-cell>
          <table:covered-table-cell/>
          <table:table-cell office:value-type="float" office:value="25211216" table:style-name="ce3">
            <text:p>25,211,216</text:p>
          </table:table-cell>
          <table:table-cell office:value-type="float" office:value="12519073" table:style-name="ce3">
            <text:p>12,519,073</text:p>
          </table:table-cell>
          <table:table-cell office:value-type="float" office:value="42658131" table:style-name="ce3">
            <text:p>42,658,1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1];&quot;*&quot;;&quot;&quot;)" table:style-name="ce5">
            <text:p>太魯閣晶英酒店</text:p>
          </table:table-cell>
          <table:table-cell office:value-type="string" table:style-name="ce5">
            <text:p>Scenery</text:p>
          </table:table-cell>
          <table:table-cell office:value-type="float" office:value="160" table:style-name="ce3">
            <text:p>160</text:p>
          </table:table-cell>
          <table:table-cell office:value-type="float" office:value="4479" table:number-columns-spanned="2" table:number-rows-spanned="1" table:style-name="ce7">
            <text:p>4,479</text:p>
          </table:table-cell>
          <table:covered-table-cell/>
          <table:table-cell office:value-type="percentage" office:value="0.90302419354838714" table:style-name="ce4">
            <text:p>90.30%</text:p>
          </table:table-cell>
          <table:table-cell office:value-type="float" office:value="8779.8868050904221" table:number-columns-spanned="2" table:number-rows-spanned="1" table:style-name="ce7">
            <text:p>8,780</text:p>
          </table:table-cell>
          <table:covered-table-cell/>
          <table:table-cell office:value-type="float" office:value="39325113" table:style-name="ce3">
            <text:p>39,325,113</text:p>
          </table:table-cell>
          <table:table-cell office:value-type="float" office:value="11399503" table:style-name="ce3">
            <text:p>11,399,503</text:p>
          </table:table-cell>
          <table:table-cell office:value-type="float" office:value="56369836" table:style-name="ce3">
            <text:p>56,369,8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2];&quot;*&quot;;&quot;&quot;)" table:style-name="ce5">
            <text:p>福容大飯店 福隆</text:p>
          </table:table-cell>
          <table:table-cell office:value-type="string" table:style-name="ce5">
            <text:p>Scenery</text:p>
          </table:table-cell>
          <table:table-cell office:value-type="float" office:value="174" table:style-name="ce3">
            <text:p>174</text:p>
          </table:table-cell>
          <table:table-cell office:value-type="float" office:value="2964" table:number-columns-spanned="2" table:number-rows-spanned="1" table:style-name="ce7">
            <text:p>2,964</text:p>
          </table:table-cell>
          <table:covered-table-cell/>
          <table:table-cell office:value-type="percentage" office:value="0.54949944382647387" table:style-name="ce4">
            <text:p>54.95%</text:p>
          </table:table-cell>
          <table:table-cell office:value-type="float" office:value="4041.935897435897" table:number-columns-spanned="2" table:number-rows-spanned="1" table:style-name="ce7">
            <text:p>4,042</text:p>
          </table:table-cell>
          <table:covered-table-cell/>
          <table:table-cell office:value-type="float" office:value="11980298" table:style-name="ce3">
            <text:p>11,980,298</text:p>
          </table:table-cell>
          <table:table-cell office:value-type="float" office:value="7415157" table:style-name="ce3">
            <text:p>7,415,157</text:p>
          </table:table-cell>
          <table:table-cell office:value-type="float" office:value="22303813" table:style-name="ce3">
            <text:p>22,303,8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3];&quot;*&quot;;&quot;&quot;)" table:style-name="ce5">
            <text:p>龍谷大飯店</text:p>
          </table:table-cell>
          <table:table-cell office:value-type="string" table:style-name="ce5">
            <text:p>Scenery</text:p>
          </table:table-cell>
          <table:table-cell office:value-type="float" office:value="189" table:style-name="ce3">
            <text:p>189</text:p>
          </table:table-cell>
          <table:table-cell office:value-type="float" office:value="2257" table:number-columns-spanned="2" table:number-rows-spanned="1" table:style-name="ce7">
            <text:p>2,257</text:p>
          </table:table-cell>
          <table:covered-table-cell/>
          <table:table-cell office:value-type="percentage" office:value="0.38521932070319159" table:style-name="ce4">
            <text:p>38.52%</text:p>
          </table:table-cell>
          <table:table-cell office:value-type="float" office:value="1979.442179884803" table:number-columns-spanned="2" table:number-rows-spanned="1" table:style-name="ce7">
            <text:p>1,979</text:p>
          </table:table-cell>
          <table:covered-table-cell/>
          <table:table-cell office:value-type="float" office:value="4467601" table:style-name="ce3">
            <text:p>4,467,601</text:p>
          </table:table-cell>
          <table:table-cell office:value-type="float" office:value="1368300" table:style-name="ce3">
            <text:p>1,368,300</text:p>
          </table:table-cell>
          <table:table-cell office:value-type="float" office:value="6350982" table:style-name="ce3">
            <text:p>6,350,9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4];&quot;*&quot;;&quot;&quot;)" table:style-name="ce5">
            <text:p>阿里山賓館</text:p>
          </table:table-cell>
          <table:table-cell office:value-type="string" table:style-name="ce5">
            <text:p>Scenery</text:p>
          </table:table-cell>
          <table:table-cell office:value-type="float" office:value="35" table:style-name="ce3">
            <text:p>35</text:p>
          </table:table-cell>
          <table:table-cell office:value-type="float" office:value="587" table:number-columns-spanned="2" table:number-rows-spanned="1" table:style-name="ce7">
            <text:p>587</text:p>
          </table:table-cell>
          <table:covered-table-cell/>
          <table:table-cell office:value-type="percentage" office:value="0.54101382488479266" table:style-name="ce4">
            <text:p>54.10%</text:p>
          </table:table-cell>
          <table:table-cell office:value-type="float" office:value="5484.3952299829643" table:number-columns-spanned="2" table:number-rows-spanned="1" table:style-name="ce7">
            <text:p>5,484</text:p>
          </table:table-cell>
          <table:covered-table-cell/>
          <table:table-cell office:value-type="float" office:value="3219340" table:style-name="ce3">
            <text:p>3,219,340</text:p>
          </table:table-cell>
          <table:table-cell office:value-type="float" office:value="0" table:style-name="ce3">
            <text:p>0</text:p>
          </table:table-cell>
          <table:table-cell office:value-type="float" office:value="3219340" table:style-name="ce3">
            <text:p>3,219,3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5];&quot;*&quot;;&quot;&quot;)" table:style-name="ce5">
            <text:p>名都觀光渡假大飯店</text:p>
          </table:table-cell>
          <table:table-cell office:value-type="string" table:style-name="ce5">
            <text:p>Scenery</text:p>
          </table:table-cell>
          <table:table-cell office:value-type="float" office:value="97" table:style-name="ce3">
            <text:p>97</text:p>
          </table:table-cell>
          <table:table-cell office:value-type="float" office:value="560" table:number-columns-spanned="2" table:number-rows-spanned="1" table:style-name="ce7">
            <text:p>560</text:p>
          </table:table-cell>
          <table:covered-table-cell/>
          <table:table-cell office:value-type="percentage" office:value="0.18623212504156969" table:style-name="ce4">
            <text:p>18.62%</text:p>
          </table:table-cell>
          <table:table-cell office:value-type="float" office:value="2701.957142857143" table:number-columns-spanned="2" table:number-rows-spanned="1" table:style-name="ce7">
            <text:p>2,702</text:p>
          </table:table-cell>
          <table:covered-table-cell/>
          <table:table-cell office:value-type="float" office:value="1513096" table:style-name="ce3">
            <text:p>1,513,096</text:p>
          </table:table-cell>
          <table:table-cell office:value-type="float" office:value="1791302" table:style-name="ce3">
            <text:p>1,791,302</text:p>
          </table:table-cell>
          <table:table-cell office:value-type="float" office:value="3391403" table:style-name="ce3">
            <text:p>3,391,4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6];&quot;*&quot;;&quot;&quot;)" table:style-name="ce5">
            <text:p>阿里山賓館(新館)</text:p>
          </table:table-cell>
          <table:table-cell office:value-type="string" table:style-name="ce5">
            <text:p>Scenery</text:p>
          </table:table-cell>
          <table:table-cell office:value-type="float" office:value="104" table:style-name="ce3">
            <text:p>104</text:p>
          </table:table-cell>
          <table:table-cell office:value-type="float" office:value="2918" table:number-columns-spanned="2" table:number-rows-spanned="1" table:style-name="ce7">
            <text:p>2,918</text:p>
          </table:table-cell>
          <table:covered-table-cell/>
          <table:table-cell office:value-type="percentage" office:value="0.9050868486352357" table:style-name="ce4">
            <text:p>90.51%</text:p>
          </table:table-cell>
          <table:table-cell office:value-type="float" office:value="5386.5500342700479" table:number-columns-spanned="2" table:number-rows-spanned="1" table:style-name="ce7">
            <text:p>5,387</text:p>
          </table:table-cell>
          <table:covered-table-cell/>
          <table:table-cell office:value-type="float" office:value="15717953" table:style-name="ce3">
            <text:p>15,717,953</text:p>
          </table:table-cell>
          <table:table-cell office:value-type="float" office:value="9649593" table:style-name="ce3">
            <text:p>9,649,593</text:p>
          </table:table-cell>
          <table:table-cell office:value-type="float" office:value="25843615" table:style-name="ce3">
            <text:p>25,843,6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7];&quot;*&quot;;&quot;&quot;)" table:style-name="ce5">
            <text:p>墾丁怡灣渡假酒店</text:p>
          </table:table-cell>
          <table:table-cell office:value-type="string" table:style-name="ce5">
            <text:p>Scenery</text:p>
          </table:table-cell>
          <table:table-cell office:value-type="float" office:value="234" table:style-name="ce3">
            <text:p>234</text:p>
          </table:table-cell>
          <table:table-cell office:value-type="float" office:value="3335" table:number-columns-spanned="2" table:number-rows-spanned="1" table:style-name="ce7">
            <text:p>3,335</text:p>
          </table:table-cell>
          <table:covered-table-cell/>
          <table:table-cell office:value-type="percentage" office:value="0.45974634684312099" table:style-name="ce4">
            <text:p>45.97%</text:p>
          </table:table-cell>
          <table:table-cell office:value-type="float" office:value="2776.8182908545732" table:number-columns-spanned="2" table:number-rows-spanned="1" table:style-name="ce7">
            <text:p>2,777</text:p>
          </table:table-cell>
          <table:covered-table-cell/>
          <table:table-cell office:value-type="float" office:value="9260689" table:style-name="ce3">
            <text:p>9,260,689</text:p>
          </table:table-cell>
          <table:table-cell office:value-type="float" office:value="510328" table:style-name="ce3">
            <text:p>510,328</text:p>
          </table:table-cell>
          <table:table-cell office:value-type="float" office:value="10134427" table:style-name="ce3">
            <text:p>10,134,4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98];&quot;*&quot;;&quot;&quot;)" table:style-name="ce5">
            <text:p>福容大飯店 <text:s text:c="3"/>淡水漁人碼頭</text:p>
          </table:table-cell>
          <table:table-cell office:value-type="string" table:style-name="ce5">
            <text:p>Others</text:p>
          </table:table-cell>
          <table:table-cell office:value-type="float" office:value="198" table:style-name="ce3">
            <text:p>198</text:p>
          </table:table-cell>
          <table:table-cell office:value-type="float" office:value="3790" table:number-columns-spanned="2" table:number-rows-spanned="1" table:style-name="ce7">
            <text:p>3,790</text:p>
          </table:table-cell>
          <table:covered-table-cell/>
          <table:table-cell office:value-type="percentage" office:value="0.61746497230368202" table:style-name="ce4">
            <text:p>61.75%</text:p>
          </table:table-cell>
          <table:table-cell office:value-type="float" office:value="4269.5184696569922" table:number-columns-spanned="2" table:number-rows-spanned="1" table:style-name="ce7">
            <text:p>4,270</text:p>
          </table:table-cell>
          <table:covered-table-cell/>
          <table:table-cell office:value-type="float" office:value="16181475" table:style-name="ce3">
            <text:p>16,181,475</text:p>
          </table:table-cell>
          <table:table-cell office:value-type="float" office:value="15697062" table:style-name="ce3">
            <text:p>15,697,062</text:p>
          </table:table-cell>
          <table:table-cell office:value-type="float" office:value="34324224" table:style-name="ce3">
            <text:p>34,324,2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99];&quot;*&quot;;&quot;&quot;)" table:style-name="ce5">
            <text:p>大板根渡假酒店</text:p>
          </table:table-cell>
          <table:table-cell office:value-type="string" table:style-name="ce5">
            <text:p>Others</text:p>
          </table:table-cell>
          <table:table-cell office:value-type="float" office:value="95" table:style-name="ce3">
            <text:p>95</text:p>
          </table:table-cell>
          <table:table-cell office:value-type="float" office:value="2833" table:number-columns-spanned="2" table:number-rows-spanned="1" table:style-name="ce7">
            <text:p>2,833</text:p>
          </table:table-cell>
          <table:covered-table-cell/>
          <table:table-cell office:value-type="percentage" office:value="0.96196943972835314" table:style-name="ce4">
            <text:p>96.20%</text:p>
          </table:table-cell>
          <table:table-cell office:value-type="float" office:value="4985.0017649135189" table:number-columns-spanned="2" table:number-rows-spanned="1" table:style-name="ce7">
            <text:p>4,985</text:p>
          </table:table-cell>
          <table:covered-table-cell/>
          <table:table-cell office:value-type="float" office:value="14122510" table:style-name="ce3">
            <text:p>14,122,510</text:p>
          </table:table-cell>
          <table:table-cell office:value-type="float" office:value="20433661" table:style-name="ce3">
            <text:p>20,433,661</text:p>
          </table:table-cell>
          <table:table-cell office:value-type="float" office:value="57907530" table:style-name="ce3">
            <text:p>57,907,5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0];&quot;*&quot;;&quot;&quot;)" table:style-name="ce5">
            <text:p>板橋凱撒大飯店</text:p>
          </table:table-cell>
          <table:table-cell office:value-type="string" table:style-name="ce5">
            <text:p>Others</text:p>
          </table:table-cell>
          <table:table-cell office:value-type="float" office:value="400" table:style-name="ce3">
            <text:p>400</text:p>
          </table:table-cell>
          <table:table-cell office:value-type="float" office:value="6375" table:number-columns-spanned="2" table:number-rows-spanned="1" table:style-name="ce7">
            <text:p>6,375</text:p>
          </table:table-cell>
          <table:covered-table-cell/>
          <table:table-cell office:value-type="percentage" office:value="0.51411290322580649" table:style-name="ce4">
            <text:p>51.41%</text:p>
          </table:table-cell>
          <table:table-cell office:value-type="float" office:value="3369.5554509803919" table:number-columns-spanned="2" table:number-rows-spanned="1" table:style-name="ce7">
            <text:p>3,370</text:p>
          </table:table-cell>
          <table:covered-table-cell/>
          <table:table-cell office:value-type="float" office:value="21480916" table:style-name="ce3">
            <text:p>21,480,916</text:p>
          </table:table-cell>
          <table:table-cell office:value-type="float" office:value="8725758" table:style-name="ce3">
            <text:p>8,725,758</text:p>
          </table:table-cell>
          <table:table-cell office:value-type="float" office:value="30223709" table:style-name="ce3">
            <text:p>30,223,7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1];&quot;*&quot;;&quot;&quot;)" table:style-name="ce5">
            <text:p>台南大飯店</text:p>
          </table:table-cell>
          <table:table-cell office:value-type="string" table:style-name="ce5">
            <text:p>Others</text:p>
          </table:table-cell>
          <table:table-cell office:value-type="float" office:value="152" table:style-name="ce3">
            <text:p>152</text:p>
          </table:table-cell>
          <table:table-cell office:value-type="float" office:value="2776" table:number-columns-spanned="2" table:number-rows-spanned="1" table:style-name="ce7">
            <text:p>2,776</text:p>
          </table:table-cell>
          <table:covered-table-cell/>
          <table:table-cell office:value-type="percentage" office:value="0.58913412563667233" table:style-name="ce4">
            <text:p>58.91%</text:p>
          </table:table-cell>
          <table:table-cell office:value-type="float" office:value="2237.1902017291068" table:number-columns-spanned="2" table:number-rows-spanned="1" table:style-name="ce7">
            <text:p>2,237</text:p>
          </table:table-cell>
          <table:covered-table-cell/>
          <table:table-cell office:value-type="float" office:value="6210440" table:style-name="ce3">
            <text:p>6,210,440</text:p>
          </table:table-cell>
          <table:table-cell office:value-type="float" office:value="7937096" table:style-name="ce3">
            <text:p>7,937,096</text:p>
          </table:table-cell>
          <table:table-cell office:value-type="float" office:value="15171042" table:style-name="ce3">
            <text:p>15,171,0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2];&quot;*&quot;;&quot;&quot;)" table:style-name="ce5">
            <text:p>台糖長榮酒店(台南)</text:p>
          </table:table-cell>
          <table:table-cell office:value-type="string" table:style-name="ce5">
            <text:p>Others</text:p>
          </table:table-cell>
          <table:table-cell office:value-type="float" office:value="197" table:style-name="ce3">
            <text:p>197</text:p>
          </table:table-cell>
          <table:table-cell office:value-type="float" office:value="4763" table:number-columns-spanned="2" table:number-rows-spanned="1" table:style-name="ce7">
            <text:p>4,763</text:p>
          </table:table-cell>
          <table:covered-table-cell/>
          <table:table-cell office:value-type="percentage" office:value="0.77992467660062226" table:style-name="ce4">
            <text:p>77.99%</text:p>
          </table:table-cell>
          <table:table-cell office:value-type="float" office:value="2611.5668696199868" table:number-columns-spanned="2" table:number-rows-spanned="1" table:style-name="ce7">
            <text:p>2,612</text:p>
          </table:table-cell>
          <table:covered-table-cell/>
          <table:table-cell office:value-type="float" office:value="12438893" table:style-name="ce3">
            <text:p>12,438,893</text:p>
          </table:table-cell>
          <table:table-cell office:value-type="float" office:value="19707576" table:style-name="ce3">
            <text:p>19,707,576</text:p>
          </table:table-cell>
          <table:table-cell office:value-type="float" office:value="33451669" table:style-name="ce3">
            <text:p>33,451,66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3];&quot;*&quot;;&quot;&quot;)" table:style-name="ce5">
            <text:p>香格里拉台南遠東國際大飯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6959" table:number-columns-spanned="2" table:number-rows-spanned="1" table:style-name="ce7">
            <text:p>6,959</text:p>
          </table:table-cell>
          <table:covered-table-cell/>
          <table:table-cell office:value-type="percentage" office:value="0.67819900594483973" table:style-name="ce4">
            <text:p>67.82%</text:p>
          </table:table-cell>
          <table:table-cell office:value-type="float" office:value="3907.6959333237528" table:number-columns-spanned="2" table:number-rows-spanned="1" table:style-name="ce7">
            <text:p>3,908</text:p>
          </table:table-cell>
          <table:covered-table-cell/>
          <table:table-cell office:value-type="float" office:value="27193656" table:style-name="ce3">
            <text:p>27,193,656</text:p>
          </table:table-cell>
          <table:table-cell office:value-type="float" office:value="26249400" table:style-name="ce3">
            <text:p>26,249,400</text:p>
          </table:table-cell>
          <table:table-cell office:value-type="float" office:value="59908837" table:style-name="ce3">
            <text:p>59,908,8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4];&quot;*&quot;;&quot;&quot;)" table:style-name="ce5">
            <text:p>台南大員皇冠假日酒店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5380" table:number-columns-spanned="2" table:number-rows-spanned="1" table:style-name="ce7">
            <text:p>5,380</text:p>
          </table:table-cell>
          <table:covered-table-cell/>
          <table:table-cell office:value-type="percentage" office:value="0.75129171903365455" table:style-name="ce4">
            <text:p>75.13%</text:p>
          </table:table-cell>
          <table:table-cell office:value-type="float" office:value="3777.4184014869888" table:number-columns-spanned="2" table:number-rows-spanned="1" table:style-name="ce7">
            <text:p>3,777</text:p>
          </table:table-cell>
          <table:covered-table-cell/>
          <table:table-cell office:value-type="float" office:value="20322511" table:style-name="ce3">
            <text:p>20,322,511</text:p>
          </table:table-cell>
          <table:table-cell office:value-type="float" office:value="20036278" table:style-name="ce3">
            <text:p>20,036,278</text:p>
          </table:table-cell>
          <table:table-cell office:value-type="float" office:value="44414152" table:style-name="ce3">
            <text:p>44,414,1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5];&quot;*&quot;;&quot;&quot;)" table:style-name="ce5">
            <text:p>蘭城晶英酒店</text:p>
          </table:table-cell>
          <table:table-cell office:value-type="string" table:style-name="ce5">
            <text:p>Others</text:p>
          </table:table-cell>
          <table:table-cell office:value-type="float" office:value="193" table:style-name="ce3">
            <text:p>193</text:p>
          </table:table-cell>
          <table:table-cell office:value-type="float" office:value="4907" table:number-columns-spanned="2" table:number-rows-spanned="1" table:style-name="ce7">
            <text:p>4,907</text:p>
          </table:table-cell>
          <table:covered-table-cell/>
          <table:table-cell office:value-type="percentage" office:value="0.82015711181681428" table:style-name="ce4">
            <text:p>82.02%</text:p>
          </table:table-cell>
          <table:table-cell office:value-type="float" office:value="9744.8133278989208" table:number-columns-spanned="2" table:number-rows-spanned="1" table:style-name="ce7">
            <text:p>9,745</text:p>
          </table:table-cell>
          <table:covered-table-cell/>
          <table:table-cell office:value-type="float" office:value="47817799" table:style-name="ce3">
            <text:p>47,817,799</text:p>
          </table:table-cell>
          <table:table-cell office:value-type="float" office:value="50355186" table:style-name="ce3">
            <text:p>50,355,186</text:p>
          </table:table-cell>
          <table:table-cell office:value-type="float" office:value="109244551" table:style-name="ce3">
            <text:p>109,244,5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6];&quot;*&quot;;&quot;&quot;)" table:style-name="ce5">
            <text:p>長榮鳳凰酒店(礁溪)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893" table:number-columns-spanned="2" table:number-rows-spanned="1" table:style-name="ce7">
            <text:p>4,893</text:p>
          </table:table-cell>
          <table:covered-table-cell/>
          <table:table-cell office:value-type="percentage" office:value="0.68328445747800581" table:style-name="ce4">
            <text:p>68.33%</text:p>
          </table:table-cell>
          <table:table-cell office:value-type="float" office:value="6197.605150214592" table:number-columns-spanned="2" table:number-rows-spanned="1" table:style-name="ce7">
            <text:p>6,198</text:p>
          </table:table-cell>
          <table:covered-table-cell/>
          <table:table-cell office:value-type="float" office:value="30324882" table:style-name="ce3">
            <text:p>30,324,882</text:p>
          </table:table-cell>
          <table:table-cell office:value-type="float" office:value="22506595" table:style-name="ce3">
            <text:p>22,506,595</text:p>
          </table:table-cell>
          <table:table-cell office:value-type="float" office:value="61610989" table:style-name="ce3">
            <text:p>61,610,9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07];&quot;*&quot;;&quot;&quot;)" table:style-name="ce5">
            <text:p>綠舞國際觀光飯店</text:p>
          </table:table-cell>
          <table:table-cell office:value-type="string" table:style-name="ce5">
            <text:p>Others</text:p>
          </table:table-cell>
          <table:table-cell office:value-type="float" office:value="104" table:style-name="ce3">
            <text:p>104</text:p>
          </table:table-cell>
          <table:table-cell office:value-type="float" office:value="2009" table:number-columns-spanned="2" table:number-rows-spanned="1" table:style-name="ce7">
            <text:p>2,009</text:p>
          </table:table-cell>
          <table:covered-table-cell/>
          <table:table-cell office:value-type="percentage" office:value="0.62313895781637718" table:style-name="ce4">
            <text:p>62.31%</text:p>
          </table:table-cell>
          <table:table-cell office:value-type="float" office:value="5328.9965156794424" table:number-columns-spanned="2" table:number-rows-spanned="1" table:style-name="ce7">
            <text:p>5,329</text:p>
          </table:table-cell>
          <table:covered-table-cell/>
          <table:table-cell office:value-type="float" office:value="10705954" table:style-name="ce3">
            <text:p>10,705,954</text:p>
          </table:table-cell>
          <table:table-cell office:value-type="float" office:value="4730110" table:style-name="ce3">
            <text:p>4,730,110</text:p>
          </table:table-cell>
          <table:table-cell office:value-type="float" office:value="17687529" table:style-name="ce3">
            <text:p>17,687,5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08];&quot;*&quot;;&quot;&quot;)" table:style-name="ce5">
            <text:p>麒麟大飯店</text:p>
          </table:table-cell>
          <table:table-cell office:value-type="string" table:style-name="ce5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2998" table:number-columns-spanned="2" table:number-rows-spanned="1" table:style-name="ce7">
            <text:p>2,998</text:p>
          </table:table-cell>
          <table:covered-table-cell/>
          <table:table-cell office:value-type="percentage" office:value="0.57909986478655595" table:style-name="ce4">
            <text:p>57.91%</text:p>
          </table:table-cell>
          <table:table-cell office:value-type="float" office:value="3712.8248832555041" table:number-columns-spanned="2" table:number-rows-spanned="1" table:style-name="ce7">
            <text:p>3,713</text:p>
          </table:table-cell>
          <table:covered-table-cell/>
          <table:table-cell office:value-type="float" office:value="11131049" table:style-name="ce3">
            <text:p>11,131,049</text:p>
          </table:table-cell>
          <table:table-cell office:value-type="float" office:value="3347856" table:style-name="ce3">
            <text:p>3,347,856</text:p>
          </table:table-cell>
          <table:table-cell office:value-type="float" office:value="14713017" table:style-name="ce3">
            <text:p>14,713,0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09];&quot;*&quot;;&quot;&quot;)" table:style-name="ce5">
            <text:p>娜路彎大酒店</text:p>
          </table:table-cell>
          <table:table-cell office:value-type="string" table:style-name="ce5">
            <text:p>Others</text:p>
          </table:table-cell>
          <table:table-cell office:value-type="float" office:value="276" table:style-name="ce3">
            <text:p>276</text:p>
          </table:table-cell>
          <table:table-cell office:value-type="float" office:value="6896" table:number-columns-spanned="2" table:number-rows-spanned="1" table:style-name="ce7">
            <text:p>6,896</text:p>
          </table:table-cell>
          <table:covered-table-cell/>
          <table:table-cell office:value-type="percentage" office:value="0.80598410472183268" table:style-name="ce4">
            <text:p>80.60%</text:p>
          </table:table-cell>
          <table:table-cell office:value-type="float" office:value="3865" table:number-columns-spanned="2" table:number-rows-spanned="1" table:style-name="ce7">
            <text:p>3,865</text:p>
          </table:table-cell>
          <table:covered-table-cell/>
          <table:table-cell office:value-type="float" office:value="26653040" table:style-name="ce3">
            <text:p>26,653,040</text:p>
          </table:table-cell>
          <table:table-cell office:value-type="float" office:value="17156121" table:style-name="ce3">
            <text:p>17,156,121</text:p>
          </table:table-cell>
          <table:table-cell office:value-type="float" office:value="55680890" table:style-name="ce3">
            <text:p>55,680,8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0];&quot;*&quot;;&quot;&quot;)" table:style-name="ce5">
            <text:p>樂樂日暉溫泉酒店</text:p>
          </table:table-cell>
          <table:table-cell office:value-type="string" table:style-name="ce5">
            <text:p>Others</text:p>
          </table:table-cell>
          <table:table-cell office:value-type="float" office:value="48" table:style-name="ce3">
            <text:p>48</text:p>
          </table:table-cell>
          <table:table-cell office:value-type="float" office:value="730" table:number-columns-spanned="2" table:number-rows-spanned="1" table:style-name="ce7">
            <text:p>730</text:p>
          </table:table-cell>
          <table:covered-table-cell/>
          <table:table-cell office:value-type="percentage" office:value="0.49059139784946237" table:style-name="ce4">
            <text:p>49.06%</text:p>
          </table:table-cell>
          <table:table-cell office:value-type="float" office:value="2498.8808219178081" table:number-columns-spanned="2" table:number-rows-spanned="1" table:style-name="ce7">
            <text:p>2,499</text:p>
          </table:table-cell>
          <table:covered-table-cell/>
          <table:table-cell office:value-type="float" office:value="1824183" table:style-name="ce3">
            <text:p>1,824,183</text:p>
          </table:table-cell>
          <table:table-cell office:value-type="float" office:value="0" table:style-name="ce3">
            <text:p>0</text:p>
          </table:table-cell>
          <table:table-cell office:value-type="float" office:value="1824183" table:style-name="ce3">
            <text:p>1,824,1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1];&quot;*&quot;;&quot;&quot;)" table:style-name="ce5">
            <text:p>耐斯王子大飯店</text:p>
          </table:table-cell>
          <table:table-cell office:value-type="string" table:style-name="ce5">
            <text:p>Others</text:p>
          </table:table-cell>
          <table:table-cell office:value-type="float" office:value="245" table:style-name="ce3">
            <text:p>245</text:p>
          </table:table-cell>
          <table:table-cell office:value-type="float" office:value="5042" table:number-columns-spanned="2" table:number-rows-spanned="1" table:style-name="ce7">
            <text:p>5,042</text:p>
          </table:table-cell>
          <table:covered-table-cell/>
          <table:table-cell office:value-type="percentage" office:value="0.66385780118499016" table:style-name="ce4">
            <text:p>66.39%</text:p>
          </table:table-cell>
          <table:table-cell office:value-type="float" office:value="2318.6005553351838" table:number-columns-spanned="2" table:number-rows-spanned="1" table:style-name="ce7">
            <text:p>2,319</text:p>
          </table:table-cell>
          <table:covered-table-cell/>
          <table:table-cell office:value-type="float" office:value="11690384" table:style-name="ce3">
            <text:p>11,690,384</text:p>
          </table:table-cell>
          <table:table-cell office:value-type="float" office:value="12526935" table:style-name="ce3">
            <text:p>12,526,935</text:p>
          </table:table-cell>
          <table:table-cell office:value-type="float" office:value="25467991" table:style-name="ce3">
            <text:p>25,467,9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2];&quot;*&quot;;&quot;&quot;)" table:style-name="ce5">
            <text:p>澎湖福朋喜來登酒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7276" table:number-columns-spanned="2" table:number-rows-spanned="1" table:style-name="ce7">
            <text:p>7,276</text:p>
          </table:table-cell>
          <table:covered-table-cell/>
          <table:table-cell office:value-type="percentage" office:value="0.70909268102524126" table:style-name="ce4">
            <text:p>70.91%</text:p>
          </table:table-cell>
          <table:table-cell office:value-type="float" office:value="3414.4892798240789" table:number-columns-spanned="2" table:number-rows-spanned="1" table:style-name="ce7">
            <text:p>3,414</text:p>
          </table:table-cell>
          <table:covered-table-cell/>
          <table:table-cell office:value-type="float" office:value="24843824" table:style-name="ce3">
            <text:p>24,843,824</text:p>
          </table:table-cell>
          <table:table-cell office:value-type="float" office:value="26551934" table:style-name="ce3">
            <text:p>26,551,934</text:p>
          </table:table-cell>
          <table:table-cell office:value-type="float" office:value="56537046" table:style-name="ce3">
            <text:p>56,537,0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3];&quot;*&quot;;&quot;&quot;)" table:style-name="ce5">
            <text:p>瓏山林台北中和飯店</text:p>
          </table:table-cell>
          <table:table-cell office:value-type="string" table:style-name="ce5">
            <text:p>Others</text:p>
          </table:table-cell>
          <table:table-cell office:value-type="float" office:value="126" table:style-name="ce3">
            <text:p>126</text:p>
          </table:table-cell>
          <table:table-cell office:value-type="float" office:value="684" table:number-columns-spanned="2" table:number-rows-spanned="1" table:style-name="ce7">
            <text:p>684</text:p>
          </table:table-cell>
          <table:covered-table-cell/>
          <table:table-cell office:value-type="percentage" office:value="0.17511520737327191" table:style-name="ce4">
            <text:p>17.51%</text:p>
          </table:table-cell>
          <table:table-cell office:value-type="float" office:value="2089.729532163743" table:number-columns-spanned="2" table:number-rows-spanned="1" table:style-name="ce7">
            <text:p>2,090</text:p>
          </table:table-cell>
          <table:covered-table-cell/>
          <table:table-cell office:value-type="float" office:value="1429375" table:style-name="ce3">
            <text:p>1,429,375</text:p>
          </table:table-cell>
          <table:table-cell office:value-type="float" office:value="3086625" table:style-name="ce3">
            <text:p>3,086,625</text:p>
          </table:table-cell>
          <table:table-cell office:value-type="float" office:value="5204112" table:style-name="ce3">
            <text:p>5,204,1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4];&quot;*&quot;;&quot;&quot;)" table:style-name="ce5">
            <text:p>碧特弗大飯店</text:p>
          </table:table-cell>
          <table:table-cell office:value-type="string" table:style-name="ce5">
            <text:p>Others</text:p>
          </table:table-cell>
          <table:table-cell office:value-type="float" office:value="54" table:style-name="ce3">
            <text:p>54</text:p>
          </table:table-cell>
          <table:table-cell office:value-type="float" office:value="321" table:number-columns-spanned="2" table:number-rows-spanned="1" table:style-name="ce7">
            <text:p>321</text:p>
          </table:table-cell>
          <table:covered-table-cell/>
          <table:table-cell office:value-type="percentage" office:value="0.1917562724014337" table:style-name="ce4">
            <text:p>19.18%</text:p>
          </table:table-cell>
          <table:table-cell office:value-type="float" office:value="2705.4423676012461" table:number-columns-spanned="2" table:number-rows-spanned="1" table:style-name="ce7">
            <text:p>2,705</text:p>
          </table:table-cell>
          <table:covered-table-cell/>
          <table:table-cell office:value-type="float" office:value="868447" table:style-name="ce3">
            <text:p>868,447</text:p>
          </table:table-cell>
          <table:table-cell office:value-type="float" office:value="132283" table:style-name="ce3">
            <text:p>132,283</text:p>
          </table:table-cell>
          <table:table-cell office:value-type="float" office:value="1000730" table:style-name="ce3">
            <text:p>1,000,7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5];&quot;*&quot;;&quot;&quot;)" table:style-name="ce5">
            <text:p>美麗春天大飯店</text:p>
          </table:table-cell>
          <table:table-cell office:value-type="string" table:style-name="ce5">
            <text:p>Others</text:p>
          </table:table-cell>
          <table:table-cell office:value-type="float" office:value="34" table:style-name="ce3">
            <text:p>34</text:p>
          </table:table-cell>
          <table:table-cell office:value-type="float" office:value="203" table:number-columns-spanned="2" table:number-rows-spanned="1" table:style-name="ce7">
            <text:p>203</text:p>
          </table:table-cell>
          <table:covered-table-cell/>
          <table:table-cell office:value-type="percentage" office:value="0.1925996204933586" table:style-name="ce4">
            <text:p>19.26%</text:p>
          </table:table-cell>
          <table:table-cell office:value-type="float" office:value="2723.6798029556649" table:number-columns-spanned="2" table:number-rows-spanned="1" table:style-name="ce7">
            <text:p>2,724</text:p>
          </table:table-cell>
          <table:covered-table-cell/>
          <table:table-cell office:value-type="float" office:value="552907" table:style-name="ce3">
            <text:p>552,907</text:p>
          </table:table-cell>
          <table:table-cell office:value-type="float" office:value="175354" table:style-name="ce3">
            <text:p>175,354</text:p>
          </table:table-cell>
          <table:table-cell office:value-type="float" office:value="728261" table:style-name="ce3">
            <text:p>728,2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16];&quot;*&quot;;&quot;&quot;)" table:style-name="ce5">
            <text:p>遠百企業觀光旅館</text:p>
          </table:table-cell>
          <table:table-cell office:value-type="string" table:style-name="ce5">
            <text:p>Others</text:p>
          </table:table-cell>
          <table:table-cell office:value-type="float" office:value="40" table:style-name="ce3">
            <text:p>40</text:p>
          </table:table-cell>
          <table:table-cell office:value-type="float" office:value="38" table:number-columns-spanned="2" table:number-rows-spanned="1" table:style-name="ce7">
            <text:p>38</text:p>
          </table:table-cell>
          <table:covered-table-cell/>
          <table:table-cell office:value-type="percentage" office:value="3.0645161290322579E-2" table:style-name="ce4">
            <text:p>3.06%</text:p>
          </table:table-cell>
          <table:table-cell office:value-type="float" office:value="1000" table:number-columns-spanned="2" table:number-rows-spanned="1" table:style-name="ce7">
            <text:p>1,000</text:p>
          </table:table-cell>
          <table:covered-table-cell/>
          <table:table-cell office:value-type="float" office:value="38000" table:style-name="ce3">
            <text:p>38,000</text:p>
          </table:table-cell>
          <table:table-cell office:value-type="float" office:value="0" table:style-name="ce3">
            <text:p>0</text:p>
          </table:table-cell>
          <table:table-cell office:value-type="float" office:value="38000" table:style-name="ce3">
            <text:p>38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17];&quot;*&quot;;&quot;&quot;)" table:style-name="ce5">
            <text:p>幼獅大飯店</text:p>
          </table:table-cell>
          <table:table-cell office:value-type="string" table:style-name="ce5">
            <text:p>Others</text:p>
          </table:table-cell>
          <table:table-cell office:value-type="float" office:value="55" table:style-name="ce3">
            <text:p>55</text:p>
          </table:table-cell>
          <table:table-cell office:value-type="float" office:value="562" table:number-columns-spanned="2" table:number-rows-spanned="1" table:style-name="ce7">
            <text:p>562</text:p>
          </table:table-cell>
          <table:covered-table-cell/>
          <table:table-cell office:value-type="percentage" office:value="0.32961876832844572" table:style-name="ce4">
            <text:p>32.96%</text:p>
          </table:table-cell>
          <table:table-cell office:value-type="float" office:value="1164.2348754448401" table:number-columns-spanned="2" table:number-rows-spanned="1" table:style-name="ce7">
            <text:p>1,164</text:p>
          </table:table-cell>
          <table:covered-table-cell/>
          <table:table-cell office:value-type="float" office:value="654300" table:style-name="ce3">
            <text:p>654,300</text:p>
          </table:table-cell>
          <table:table-cell office:value-type="float" office:value="0" table:style-name="ce3">
            <text:p>0</text:p>
          </table:table-cell>
          <table:table-cell office:value-type="float" office:value="694100" table:style-name="ce3">
            <text:p>694,1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18];&quot;*&quot;;&quot;&quot;)" table:style-name="ce5">
            <text:p>山泉大飯店</text:p>
          </table:table-cell>
          <table:table-cell office:value-type="string" table:style-name="ce5">
            <text:p>Others</text:p>
          </table:table-cell>
          <table:table-cell office:value-type="float" office:value="146" table:style-name="ce3">
            <text:p>146</text:p>
          </table:table-cell>
          <table:table-cell office:value-type="float" office:value="4129" table:number-columns-spanned="2" table:number-rows-spanned="1" table:style-name="ce7">
            <text:p>4,129</text:p>
          </table:table-cell>
          <table:covered-table-cell/>
          <table:table-cell office:value-type="percentage" office:value="0.91228457799381357" table:style-name="ce4">
            <text:p>91.23%</text:p>
          </table:table-cell>
          <table:table-cell office:value-type="float" office:value="1914.0164688786631" table:number-columns-spanned="2" table:number-rows-spanned="1" table:style-name="ce7">
            <text:p>1,914</text:p>
          </table:table-cell>
          <table:covered-table-cell/>
          <table:table-cell office:value-type="float" office:value="7902974" table:style-name="ce3">
            <text:p>7,902,974</text:p>
          </table:table-cell>
          <table:table-cell office:value-type="float" office:value="1159557" table:style-name="ce3">
            <text:p>1,159,557</text:p>
          </table:table-cell>
          <table:table-cell office:value-type="float" office:value="9539506" table:style-name="ce3">
            <text:p>9,539,5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19];&quot;*&quot;;&quot;&quot;)" table:style-name="ce5">
            <text:p>悅川酒店</text:p>
          </table:table-cell>
          <table:table-cell office:value-type="string" table:style-name="ce5">
            <text:p>Others</text:p>
          </table:table-cell>
          <table:table-cell office:value-type="float" office:value="103" table:style-name="ce3">
            <text:p>103</text:p>
          </table:table-cell>
          <table:table-cell office:value-type="float" office:value="2430" table:number-columns-spanned="2" table:number-rows-spanned="1" table:style-name="ce7">
            <text:p>2,430</text:p>
          </table:table-cell>
          <table:covered-table-cell/>
          <table:table-cell office:value-type="percentage" office:value="0.76103977450673344" table:style-name="ce4">
            <text:p>76.10%</text:p>
          </table:table-cell>
          <table:table-cell office:value-type="float" office:value="4011.5580246913578" table:number-columns-spanned="2" table:number-rows-spanned="1" table:style-name="ce7">
            <text:p>4,012</text:p>
          </table:table-cell>
          <table:covered-table-cell/>
          <table:table-cell office:value-type="float" office:value="9748086" table:style-name="ce3">
            <text:p>9,748,086</text:p>
          </table:table-cell>
          <table:table-cell office:value-type="float" office:value="5758113" table:style-name="ce3">
            <text:p>5,758,113</text:p>
          </table:table-cell>
          <table:table-cell office:value-type="float" office:value="15506199" table:style-name="ce3">
            <text:p>15,506,1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0];&quot;*&quot;;&quot;&quot;)" table:style-name="ce5">
            <text:p>台東桂田喜來登酒店</text:p>
          </table:table-cell>
          <table:table-cell office:value-type="string" table:style-name="ce5">
            <text:p>Others</text:p>
          </table:table-cell>
          <table:table-cell office:value-type="float" office:value="278" table:style-name="ce3">
            <text:p>278</text:p>
          </table:table-cell>
          <table:table-cell office:value-type="float" office:value="6642" table:number-columns-spanned="2" table:number-rows-spanned="1" table:style-name="ce7">
            <text:p>6,642</text:p>
          </table:table-cell>
          <table:covered-table-cell/>
          <table:table-cell office:value-type="percentage" office:value="0.77071246228823398" table:style-name="ce4">
            <text:p>77.07%</text:p>
          </table:table-cell>
          <table:table-cell office:value-type="float" office:value="2943.672990063234" table:number-columns-spanned="2" table:number-rows-spanned="1" table:style-name="ce7">
            <text:p>2,944</text:p>
          </table:table-cell>
          <table:covered-table-cell/>
          <table:table-cell office:value-type="float" office:value="19551876" table:style-name="ce3">
            <text:p>19,551,876</text:p>
          </table:table-cell>
          <table:table-cell office:value-type="float" office:value="22351041" table:style-name="ce3">
            <text:p>22,351,041</text:p>
          </table:table-cell>
          <table:table-cell office:value-type="float" office:value="44958293" table:style-name="ce3">
            <text:p>44,958,2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1];&quot;*&quot;;&quot;&quot;)" table:style-name="ce5">
            <text:p>長榮桂冠酒店(基隆)</text:p>
          </table:table-cell>
          <table:table-cell office:value-type="string" table:style-name="ce5">
            <text:p>Others</text:p>
          </table:table-cell>
          <table:table-cell office:value-type="float" office:value="140" table:style-name="ce3">
            <text:p>140</text:p>
          </table:table-cell>
          <table:table-cell office:value-type="float" office:value="3811" table:number-columns-spanned="2" table:number-rows-spanned="1" table:style-name="ce7">
            <text:p>3,811</text:p>
          </table:table-cell>
          <table:covered-table-cell/>
          <table:table-cell office:value-type="percentage" office:value="0.87811059907834099" table:style-name="ce4">
            <text:p>87.81%</text:p>
          </table:table-cell>
          <table:table-cell office:value-type="float" office:value="2784.7843085804252" table:number-columns-spanned="2" table:number-rows-spanned="1" table:style-name="ce7">
            <text:p>2,785</text:p>
          </table:table-cell>
          <table:covered-table-cell/>
          <table:table-cell office:value-type="float" office:value="10612813" table:style-name="ce3">
            <text:p>10,612,813</text:p>
          </table:table-cell>
          <table:table-cell office:value-type="float" office:value="5491342" table:style-name="ce3">
            <text:p>5,491,342</text:p>
          </table:table-cell>
          <table:table-cell office:value-type="float" office:value="19105992" table:style-name="ce3">
            <text:p>19,105,9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2];&quot;*&quot;;&quot;&quot;)" table:style-name="ce5">
            <text:p>鈺通大飯店</text:p>
          </table:table-cell>
          <table:table-cell office:value-type="string" table:style-name="ce5">
            <text:p>Others</text:p>
          </table:table-cell>
          <table:table-cell office:value-type="float" office:value="120" table:style-name="ce3">
            <text:p>120</text:p>
          </table:table-cell>
          <table:table-cell office:value-type="float" office:value="1651" table:number-columns-spanned="2" table:number-rows-spanned="1" table:style-name="ce7">
            <text:p>1,651</text:p>
          </table:table-cell>
          <table:covered-table-cell/>
          <table:table-cell office:value-type="percentage" office:value="0.4438172043010753" table:style-name="ce4">
            <text:p>44.38%</text:p>
          </table:table-cell>
          <table:table-cell office:value-type="float" office:value="2147.7771047849792" table:number-columns-spanned="2" table:number-rows-spanned="1" table:style-name="ce7">
            <text:p>2,148</text:p>
          </table:table-cell>
          <table:covered-table-cell/>
          <table:table-cell office:value-type="float" office:value="3545980" table:style-name="ce3">
            <text:p>3,545,980</text:p>
          </table:table-cell>
          <table:table-cell office:value-type="float" office:value="5504260" table:style-name="ce3">
            <text:p>5,504,260</text:p>
          </table:table-cell>
          <table:table-cell office:value-type="float" office:value="9066940" table:style-name="ce3">
            <text:p>9,066,9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3];&quot;*&quot;;&quot;&quot;)" table:style-name="ce5">
            <text:p>寶華大飯店</text:p>
          </table:table-cell>
          <table:table-cell office:value-type="string" table:style-name="ce5">
            <text:p>Others</text:p>
          </table:table-cell>
          <table:table-cell office:value-type="float" office:value="78" table:style-name="ce3">
            <text:p>78</text:p>
          </table:table-cell>
          <table:table-cell office:value-type="float" office:value="636" table:number-columns-spanned="2" table:number-rows-spanned="1" table:style-name="ce7">
            <text:p>636</text:p>
          </table:table-cell>
          <table:covered-table-cell/>
          <table:table-cell office:value-type="percentage" office:value="0.26302729528535979" table:style-name="ce4">
            <text:p>26.30%</text:p>
          </table:table-cell>
          <table:table-cell office:value-type="float" office:value="1715.4559748427671" table:number-columns-spanned="2" table:number-rows-spanned="1" table:style-name="ce7">
            <text:p>1,715</text:p>
          </table:table-cell>
          <table:covered-table-cell/>
          <table:table-cell office:value-type="float" office:value="1091030" table:style-name="ce3">
            <text:p>1,091,030</text:p>
          </table:table-cell>
          <table:table-cell office:value-type="float" office:value="16380" table:style-name="ce3">
            <text:p>16,380</text:p>
          </table:table-cell>
          <table:table-cell office:value-type="float" office:value="1109410" table:style-name="ce3">
            <text:p>1,109,4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4];&quot;*&quot;;&quot;&quot;)" table:style-name="ce5">
            <text:p>陸島酒店</text:p>
          </table:table-cell>
          <table:table-cell office:value-type="string" table:style-name="ce5">
            <text:p>Others</text:p>
          </table:table-cell>
          <table:table-cell office:value-type="float" office:value="47" table:style-name="ce3">
            <text:p>47</text:p>
          </table:table-cell>
          <table:table-cell office:value-type="float" office:value="887" table:number-columns-spanned="2" table:number-rows-spanned="1" table:style-name="ce7">
            <text:p>887</text:p>
          </table:table-cell>
          <table:covered-table-cell/>
          <table:table-cell office:value-type="percentage" office:value="0.60878517501715856" table:style-name="ce4">
            <text:p>60.88%</text:p>
          </table:table-cell>
          <table:table-cell office:value-type="float" office:value="1657.7677564825251" table:number-columns-spanned="2" table:number-rows-spanned="1" table:style-name="ce7">
            <text:p>1,658</text:p>
          </table:table-cell>
          <table:covered-table-cell/>
          <table:table-cell office:value-type="float" office:value="1470440" table:style-name="ce3">
            <text:p>1,470,440</text:p>
          </table:table-cell>
          <table:table-cell office:value-type="float" office:value="142480" table:style-name="ce3">
            <text:p>142,480</text:p>
          </table:table-cell>
          <table:table-cell office:value-type="float" office:value="1613890" table:style-name="ce3">
            <text:p>1,613,890</text:p>
          </table:table-cell>
          <table:table-cell table:number-columns-repeated="16368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4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1-12T09:04:37Z</meta:creation-date>
    <dc:date>2021-03-09T19:37:11Z</dc:date>
  </office:meta>
</office:document-meta>
</file>